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19">
            <text:p>11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3">
            <text:p>16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15">
            <text:p>21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629">
            <text:p>1162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429">
            <text:p>1242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479">
            <text:p>1247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11">
            <text:p>2021-01-1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-3 days">
            <text:p>-3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17 - 0.83)">
            <text:p>(0.17 - 0.8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34">
            <text:p>0.3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200">
            <text:p>200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113778586869951">
            <text:p>0.0113778587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4007623851435">
            <text:p>1.0400762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70.875">
            <text:p>670.87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68046412113232">
            <text:p>0.0368046412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3147122420443">
            <text:p>1.1314712242</text:p>
          </table:table-cell>
          <table:table-cell table:number-columns-repeated="2" office:value-type="float" office:value="0">
            <text:p>0</text:p>
          </table:table-cell>
          <table:table-cell office:value-type="float" office:value="19.1776318808647">
            <text:p>19.177631880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484">
            <text:p>18484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09.375">
            <text:p>709.3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383777861934646">
            <text:p>0.0383777862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3720904644442">
            <text:p>1.1372090464</text:p>
          </table:table-cell>
          <table:table-cell table:number-columns-repeated="2" office:value-type="float" office:value="0">
            <text:p>0</text:p>
          </table:table-cell>
          <table:table-cell office:value-type="float" office:value="18.4055542602567">
            <text:p>18.405554260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486">
            <text:p>18486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866.25">
            <text:p>866.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68597857838364">
            <text:p>0.046859785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6831309570989">
            <text:p>1.1683130957</text:p>
          </table:table-cell>
          <table:table-cell table:number-columns-repeated="2" office:value-type="float" office:value="0">
            <text:p>0</text:p>
          </table:table-cell>
          <table:table-cell office:value-type="float" office:value="15.1358693310141">
            <text:p>15.1358693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260">
            <text:p>260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462">
            <text:p>19462</text:p>
          </table:table-cell>
          <table:table-cell office:value-type="float" office:value="37.125">
            <text:p>37.125</text:p>
          </table:table-cell>
          <table:table-cell office:value-type="float" office:value="254.625">
            <text:p>254.625</text:p>
          </table:table-cell>
          <table:table-cell office:value-type="float" office:value="1140.75">
            <text:p>1140.75</text:p>
          </table:table-cell>
          <table:table-cell office:value-type="float" office:value="0.0039054281506417">
            <text:p>0.0039054282</text:p>
          </table:table-cell>
          <table:table-cell office:value-type="float" office:value="0.0199518100611189">
            <text:p>0.0199518101</text:p>
          </table:table-cell>
          <table:table-cell office:value-type="float" office:value="0.0586142225876066">
            <text:p>0.0586142226</text:p>
          </table:table-cell>
          <table:table-cell office:value-type="float" office:value="1.01369889317056">
            <text:p>1.0136988932</text:p>
          </table:table-cell>
          <table:table-cell office:value-type="float" office:value="1.07061156167436">
            <text:p>1.0706115617</text:p>
          </table:table-cell>
          <table:table-cell office:value-type="float" office:value="1.21188360815214">
            <text:p>1.2118836082</text:p>
          </table:table-cell>
          <table:table-cell table:number-columns-repeated="2" office:value-type="float" office:value="0">
            <text:p>0</text:p>
          </table:table-cell>
          <table:table-cell office:value-type="float" office:value="12.1688636259755">
            <text:p>12.16886362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1464">
            <text:p>21464</text:p>
          </table:table-cell>
          <table:table-cell office:value-type="float" office:value="90.875">
            <text:p>90.875</text:p>
          </table:table-cell>
          <table:table-cell office:value-type="float" office:value="563.75">
            <text:p>563.75</text:p>
          </table:table-cell>
          <table:table-cell office:value-type="float" office:value="1140">
            <text:p>1140</text:p>
          </table:table-cell>
          <table:table-cell office:value-type="float" office:value="0.00973591172059139">
            <text:p>0.0097359117</text:p>
          </table:table-cell>
          <table:table-cell office:value-type="float" office:value="0.0421495327102804">
            <text:p>0.0421495327</text:p>
          </table:table-cell>
          <table:table-cell office:value-type="float" office:value="0.0531121878494223">
            <text:p>0.0531121878</text:p>
          </table:table-cell>
          <table:table-cell office:value-type="float" office:value="1.03426147545705">
            <text:p>1.0342614755</text:p>
          </table:table-cell>
          <table:table-cell office:value-type="float" office:value="1.15100546737706">
            <text:p>1.1510054674</text:p>
          </table:table-cell>
          <table:table-cell office:value-type="float" office:value="1.19142163028936">
            <text:p>1.1914216303</text:p>
          </table:table-cell>
          <table:table-cell office:value-type="float" office:value="0">
            <text:p>0</text:p>
          </table:table-cell>
          <table:table-cell office:value-type="float" office:value="16.7891441991586">
            <text:p>16.7891441992</text:p>
          </table:table-cell>
          <table:table-cell office:value-type="float" office:value="13.3942082973281">
            <text:p>13.394208297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770">
            <text:p>13770</text:p>
          </table:table-cell>
          <table:table-cell office:value-type="float" office:value="23064">
            <text:p>23064</text:p>
          </table:table-cell>
          <table:table-cell office:value-type="float" office:value="120">
            <text:p>120</text:p>
          </table:table-cell>
          <table:table-cell office:value-type="float" office:value="555.25">
            <text:p>555.25</text:p>
          </table:table-cell>
          <table:table-cell office:value-type="float" office:value="1210.75">
            <text:p>1210.75</text:p>
          </table:table-cell>
          <table:table-cell office:value-type="float" office:value="0.0121976011384428">
            <text:p>0.0121976011</text:p>
          </table:table-cell>
          <table:table-cell office:value-type="float" office:value="0.0403231663035585">
            <text:p>0.0403231663</text:p>
          </table:table-cell>
          <table:table-cell office:value-type="float" office:value="0.0524952306625043">
            <text:p>0.0524952307</text:p>
          </table:table-cell>
          <table:table-cell office:value-type="float" office:value="1.04298321567267">
            <text:p>1.0429832157</text:p>
          </table:table-cell>
          <table:table-cell office:value-type="float" office:value="1.14431795923431">
            <text:p>1.1443179592</text:p>
          </table:table-cell>
          <table:table-cell office:value-type="float" office:value="1.18913457583369">
            <text:p>1.1891345758</text:p>
          </table:table-cell>
          <table:table-cell office:value-type="float" office:value="0">
            <text:p>0</text:p>
          </table:table-cell>
          <table:table-cell office:value-type="float" office:value="17.5340906340302">
            <text:p>17.534090634</text:p>
          </table:table-cell>
          <table:table-cell office:value-type="float" office:value="13.5476213354217">
            <text:p>13.547621335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10250">
            <text:p>10250</text:p>
          </table:table-cell>
          <table:table-cell office:value-type="float" office:value="14528">
            <text:p>14528</text:p>
          </table:table-cell>
          <table:table-cell office:value-type="float" office:value="24561">
            <text:p>24561</text:p>
          </table:table-cell>
          <table:table-cell office:value-type="float" office:value="145.125">
            <text:p>145.125</text:p>
          </table:table-cell>
          <table:table-cell office:value-type="float" office:value="845.75">
            <text:p>845.75</text:p>
          </table:table-cell>
          <table:table-cell office:value-type="float" office:value="1430.75">
            <text:p>1430.75</text:p>
          </table:table-cell>
          <table:table-cell office:value-type="float" office:value="0.0141585365853659">
            <text:p>0.0141585366</text:p>
          </table:table-cell>
          <table:table-cell office:value-type="float" office:value="0.0582151707048458">
            <text:p>0.0582151707</text:p>
          </table:table-cell>
          <table:table-cell office:value-type="float" office:value="0.0582529212979928">
            <text:p>0.0582529213</text:p>
          </table:table-cell>
          <table:table-cell office:value-type="float" office:value="1.04994778779893">
            <text:p>1.0499477878</text:p>
          </table:table-cell>
          <table:table-cell office:value-type="float" office:value="1.21039554942334">
            <text:p>1.2103955494</text:p>
          </table:table-cell>
          <table:table-cell office:value-type="float" office:value="1.21053629410888">
            <text:p>1.2105362941</text:p>
          </table:table-cell>
          <table:table-cell office:value-type="float" office:value="0">
            <text:p>0</text:p>
          </table:table-cell>
          <table:table-cell office:value-type="float" office:value="12.2499470880105">
            <text:p>12.249947088</text:p>
          </table:table-cell>
          <table:table-cell office:value-type="float" office:value="12.2422289720398">
            <text:p>12.24222897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9955">
            <text:p>9955</text:p>
          </table:table-cell>
          <table:table-cell office:value-type="float" office:value="15490">
            <text:p>15490</text:p>
          </table:table-cell>
          <table:table-cell office:value-type="float" office:value="25896">
            <text:p>25896</text:p>
          </table:table-cell>
          <table:table-cell office:value-type="float" office:value="225.375">
            <text:p>225.375</text:p>
          </table:table-cell>
          <table:table-cell office:value-type="float" office:value="936.75">
            <text:p>936.75</text:p>
          </table:table-cell>
          <table:table-cell office:value-type="float" office:value="1519.875">
            <text:p>1519.875</text:p>
          </table:table-cell>
          <table:table-cell office:value-type="float" office:value="0.0226393771973882">
            <text:p>0.0226393772</text:p>
          </table:table-cell>
          <table:table-cell office:value-type="float" office:value="0.0604744996772111">
            <text:p>0.0604744997</text:p>
          </table:table-cell>
          <table:table-cell office:value-type="float" office:value="0.0586914967562558">
            <text:p>0.0586914968</text:p>
          </table:table-cell>
          <table:table-cell office:value-type="float" office:value="1.08024240133463">
            <text:p>1.0802424013</text:p>
          </table:table-cell>
          <table:table-cell office:value-type="float" office:value="1.21882879248821">
            <text:p>1.2188287925</text:p>
          </table:table-cell>
          <table:table-cell office:value-type="float" office:value="1.21217183455821">
            <text:p>1.2121718346</text:p>
          </table:table-cell>
          <table:table-cell office:value-type="float" office:value="30.9621642649303">
            <text:p>30.9621642649</text:p>
          </table:table-cell>
          <table:table-cell office:value-type="float" office:value="11.8049914527888">
            <text:p>11.8049914528</text:p>
          </table:table-cell>
          <table:table-cell office:value-type="float" office:value="12.153289661538">
            <text:p>12.153289661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6236">
            <text:p>16236</text:p>
          </table:table-cell>
          <table:table-cell office:value-type="float" office:value="27247">
            <text:p>27247</text:p>
          </table:table-cell>
          <table:table-cell office:value-type="float" office:value="397">
            <text:p>397</text:p>
          </table:table-cell>
          <table:table-cell office:value-type="float" office:value="773.5">
            <text:p>773.5</text:p>
          </table:table-cell>
          <table:table-cell office:value-type="float" office:value="1313.125">
            <text:p>1313.125</text:p>
          </table:table-cell>
          <table:table-cell office:value-type="float" office:value="0.0376660341555977">
            <text:p>0.0376660342</text:p>
          </table:table-cell>
          <table:table-cell office:value-type="float" office:value="0.0476410445922641">
            <text:p>0.0476410446</text:p>
          </table:table-cell>
          <table:table-cell office:value-type="float" office:value="0.048193379087606">
            <text:p>0.0481933791</text:p>
          </table:table-cell>
          <table:table-cell office:value-type="float" office:value="1.13461183059745">
            <text:p>1.1346118306</text:p>
          </table:table-cell>
          <table:table-cell office:value-type="float" office:value="1.17119220756741">
            <text:p>1.1711922076</text:p>
          </table:table-cell>
          <table:table-cell office:value-type="float" office:value="1.17322912631087">
            <text:p>1.1732291263</text:p>
          </table:table-cell>
          <table:table-cell office:value-type="float" office:value="18.7468844942737">
            <text:p>18.7468844943</text:p>
          </table:table-cell>
          <table:table-cell office:value-type="float" office:value="14.8932552806802">
            <text:p>14.8932552807</text:p>
          </table:table-cell>
          <table:table-cell office:value-type="float" office:value="14.7264774755958">
            <text:p>14.726477475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0822">
            <text:p>10822</text:p>
          </table:table-cell>
          <table:table-cell office:value-type="float" office:value="17084">
            <text:p>17084</text:p>
          </table:table-cell>
          <table:table-cell office:value-type="float" office:value="28453">
            <text:p>28453</text:p>
          </table:table-cell>
          <table:table-cell office:value-type="float" office:value="458.875">
            <text:p>458.875</text:p>
          </table:table-cell>
          <table:table-cell office:value-type="float" office:value="946.375">
            <text:p>946.375</text:p>
          </table:table-cell>
          <table:table-cell office:value-type="float" office:value="883.625">
            <text:p>883.625</text:p>
          </table:table-cell>
          <table:table-cell office:value-type="float" office:value="0.042402051376825">
            <text:p>0.0424020514</text:p>
          </table:table-cell>
          <table:table-cell office:value-type="float" office:value="0.0553953992039335">
            <text:p>0.0553953992</text:p>
          </table:table-cell>
          <table:table-cell office:value-type="float" office:value="0.031055600463923">
            <text:p>0.0310556005</text:p>
          </table:table-cell>
          <table:table-cell office:value-type="float" office:value="1.15193113038237">
            <text:p>1.1519311304</text:p>
          </table:table-cell>
          <table:table-cell office:value-type="float" office:value="1.19989845170957">
            <text:p>1.1998984517</text:p>
          </table:table-cell>
          <table:table-cell office:value-type="float" office:value="1.11058492425127">
            <text:p>1.1105849243</text:p>
          </table:table-cell>
          <table:table-cell office:value-type="float" office:value="16.6911948927998">
            <text:p>16.6911948928</text:p>
          </table:table-cell>
          <table:table-cell office:value-type="float" office:value="12.8561805625174">
            <text:p>12.8561805625</text:p>
          </table:table-cell>
          <table:table-cell office:value-type="float" office:value="22.6643620007319">
            <text:p>22.664362000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10593">
            <text:p>10593</text:p>
          </table:table-cell>
          <table:table-cell office:value-type="float" office:value="18094">
            <text:p>18094</text:p>
          </table:table-cell>
          <table:table-cell office:value-type="float" office:value="29785">
            <text:p>29785</text:p>
          </table:table-cell>
          <table:table-cell office:value-type="float" office:value="532.75">
            <text:p>532.75</text:p>
          </table:table-cell>
          <table:table-cell office:value-type="float" office:value="1118.125">
            <text:p>1118.125</text:p>
          </table:table-cell>
          <table:table-cell office:value-type="float" office:value="483.125">
            <text:p>483.125</text:p>
          </table:table-cell>
          <table:table-cell office:value-type="float" office:value="0.0502926460870386">
            <text:p>0.0502926461</text:p>
          </table:table-cell>
          <table:table-cell office:value-type="float" office:value="0.0617953465237095">
            <text:p>0.0617953465</text:p>
          </table:table-cell>
          <table:table-cell office:value-type="float" office:value="0.0162204129595434">
            <text:p>0.016220413</text:p>
          </table:table-cell>
          <table:table-cell office:value-type="float" office:value="1.18098178779549">
            <text:p>1.1809817878</text:p>
          </table:table-cell>
          <table:table-cell office:value-type="float" office:value="1.22376829594287">
            <text:p>1.2237682959</text:p>
          </table:table-cell>
          <table:table-cell office:value-type="float" office:value="1.05728712487969">
            <text:p>1.0572871249</text:p>
          </table:table-cell>
          <table:table-cell office:value-type="float" office:value="14.1260163992854">
            <text:p>14.1260163993</text:p>
          </table:table-cell>
          <table:table-cell office:value-type="float" office:value="11.5599287134926">
            <text:p>11.5599287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1250">
            <text:p>11250</text:p>
          </table:table-cell>
          <table:table-cell office:value-type="float" office:value="19026">
            <text:p>19026</text:p>
          </table:table-cell>
          <table:table-cell office:value-type="float" office:value="31411">
            <text:p>31411</text:p>
          </table:table-cell>
          <table:table-cell office:value-type="float" office:value="640.75">
            <text:p>640.75</text:p>
          </table:table-cell>
          <table:table-cell office:value-type="float" office:value="1065.75">
            <text:p>1065.75</text:p>
          </table:table-cell>
          <table:table-cell office:value-type="float" office:value="216.125">
            <text:p>216.125</text:p>
          </table:table-cell>
          <table:table-cell office:value-type="float" office:value="0.0569555555555556">
            <text:p>0.0569555556</text:p>
          </table:table-cell>
          <table:table-cell office:value-type="float" office:value="0.0560154525386313">
            <text:p>0.0560154525</text:p>
          </table:table-cell>
          <table:table-cell office:value-type="float" office:value="0.00688055139919137">
            <text:p>0.0068805514</text:p>
          </table:table-cell>
          <table:table-cell office:value-type="float" office:value="1.20570255764938">
            <text:p>1.2057025576</text:p>
          </table:table-cell>
          <table:table-cell office:value-type="float" office:value="1.2022040364945">
            <text:p>1.2022040365</text:p>
          </table:table-cell>
          <table:table-cell office:value-type="float" office:value="1.02417472019278">
            <text:p>1.0241747202</text:p>
          </table:table-cell>
          <table:table-cell office:value-type="float" office:value="12.5133402527356">
            <text:p>12.5133402527</text:p>
          </table:table-cell>
          <table:table-cell office:value-type="float" office:value="12.717639246054">
            <text:p>12.7176392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558">
            <text:p>558</text:p>
          </table:table-cell>
          <table:table-cell office:value-type="float" office:value="12550">
            <text:p>12550</text:p>
          </table:table-cell>
          <table:table-cell office:value-type="float" office:value="20238">
            <text:p>20238</text:p>
          </table:table-cell>
          <table:table-cell office:value-type="float" office:value="31926">
            <text:p>31926</text:p>
          </table:table-cell>
          <table:table-cell office:value-type="float" office:value="711.75">
            <text:p>711.75</text:p>
          </table:table-cell>
          <table:table-cell office:value-type="float" office:value="972.75">
            <text:p>972.75</text:p>
          </table:table-cell>
          <table:table-cell office:value-type="float" office:value="40.25">
            <text:p>40.25</text:p>
          </table:table-cell>
          <table:table-cell office:value-type="float" office:value="0.0567131474103586">
            <text:p>0.0567131474</text:p>
          </table:table-cell>
          <table:table-cell office:value-type="float" office:value="0.0480655203083309">
            <text:p>0.0480655203</text:p>
          </table:table-cell>
          <table:table-cell office:value-type="float" office:value="0.00126072793334586">
            <text:p>0.0012607279</text:p>
          </table:table-cell>
          <table:table-cell office:value-type="float" office:value="1.20480012287107">
            <text:p>1.2048001229</text:p>
          </table:table-cell>
          <table:table-cell office:value-type="float" office:value="1.17275749779448">
            <text:p>1.1727574978</text:p>
          </table:table-cell>
          <table:table-cell office:value-type="float" office:value="1.00441566305916">
            <text:p>1.0044156631</text:p>
          </table:table-cell>
          <table:table-cell office:value-type="float" office:value="12.565371401161">
            <text:p>12.5653714012</text:p>
          </table:table-cell>
          <table:table-cell office:value-type="float" office:value="14.7647436421777">
            <text:p>14.76474364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534">
            <text:p>13534</text:p>
          </table:table-cell>
          <table:table-cell office:value-type="float" office:value="21188">
            <text:p>21188</text:p>
          </table:table-cell>
          <table:table-cell office:value-type="float" office:value="30426">
            <text:p>30426</text:p>
          </table:table-cell>
          <table:table-cell office:value-type="float" office:value="756.5">
            <text:p>756.5</text:p>
          </table:table-cell>
          <table:table-cell office:value-type="float" office:value="680.5">
            <text:p>680.5</text:p>
          </table:table-cell>
          <table:table-cell office:value-type="float" office:value="-56.375">
            <text:p>-56.375</text:p>
          </table:table-cell>
          <table:table-cell office:value-type="float" office:value="0.0558962612679178">
            <text:p>0.0558962613</text:p>
          </table:table-cell>
          <table:table-cell office:value-type="float" office:value="0.0321172361714178">
            <text:p>0.0321172362</text:p>
          </table:table-cell>
          <table:table-cell office:value-type="float" office:value="-0.001852856109906">
            <text:p>-0.0018528561</text:p>
          </table:table-cell>
          <table:table-cell office:value-type="float" office:value="1.20176072280423">
            <text:p>1.2017607228</text:p>
          </table:table-cell>
          <table:table-cell office:value-type="float" office:value="1.11443209964417">
            <text:p>1.1144320996</text:p>
          </table:table-cell>
          <table:table-cell office:value-type="float" office:value="0.993521732443826">
            <text:p>0.9935217324</text:p>
          </table:table-cell>
          <table:table-cell office:value-type="float" office:value="12.7440321139834">
            <text:p>12.744032114</text:p>
          </table:table-cell>
          <table:table-cell office:value-type="float" office:value="21.9265293466903">
            <text:p>21.9265293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14321">
            <text:p>14321</text:p>
          </table:table-cell>
          <table:table-cell office:value-type="float" office:value="21560">
            <text:p>21560</text:p>
          </table:table-cell>
          <table:table-cell office:value-type="float" office:value="29725">
            <text:p>29725</text:p>
          </table:table-cell>
          <table:table-cell office:value-type="float" office:value="831.25">
            <text:p>831.25</text:p>
          </table:table-cell>
          <table:table-cell office:value-type="float" office:value="-23.625">
            <text:p>-23.625</text:p>
          </table:table-cell>
          <table:table-cell office:value-type="float" office:value="542.25">
            <text:p>542.25</text:p>
          </table:table-cell>
          <table:table-cell office:value-type="float" office:value="0.0580441309964388">
            <text:p>0.058044131</text:p>
          </table:table-cell>
          <table:table-cell office:value-type="float" office:value="-0.00109577922077922">
            <text:p>-0.0010957792</text:p>
          </table:table-cell>
          <table:table-cell office:value-type="float" office:value="0.018242220353238">
            <text:p>0.0182422204</text:p>
          </table:table-cell>
          <table:table-cell office:value-type="float" office:value="1.20975793592807">
            <text:p>1.2097579359</text:p>
          </table:table-cell>
          <table:table-cell office:value-type="float" office:value="0.99616712616219">
            <text:p>0.9961671262</text:p>
          </table:table-cell>
          <table:table-cell office:value-type="float" office:value="1.06450001729903">
            <text:p>1.0645000173</text:p>
          </table:table-cell>
          <table:table-cell office:value-type="float" office:value="12.2850419435807">
            <text:p>12.28504194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606">
            <text:p>606</text:p>
          </table:table-cell>
          <table:table-cell table:number-columns-repeated="2" office:value-type="float" office:value="463">
            <text:p>463</text:p>
          </table:table-cell>
          <table:table-cell office:value-type="float" office:value="15251">
            <text:p>15251</text:p>
          </table:table-cell>
          <table:table-cell office:value-type="float" office:value="20724">
            <text:p>20724</text:p>
          </table:table-cell>
          <table:table-cell office:value-type="float" office:value="31247">
            <text:p>31247</text:p>
          </table:table-cell>
          <table:table-cell office:value-type="float" office:value="898.25">
            <text:p>898.25</text:p>
          </table:table-cell>
          <table:table-cell office:value-type="float" office:value="-12">
            <text:p>-12</text:p>
          </table:table-cell>
          <table:table-cell office:value-type="float" office:value="191.75">
            <text:p>191.75</text:p>
          </table:table-cell>
          <table:table-cell office:value-type="float" office:value="0.058897777194938">
            <text:p>0.0588977772</text:p>
          </table:table-cell>
          <table:table-cell office:value-type="float" office:value="-0.000579038795599305">
            <text:p>-0.0005790388</text:p>
          </table:table-cell>
          <table:table-cell office:value-type="float" office:value="0.00613658911255481">
            <text:p>0.0061365891</text:p>
          </table:table-cell>
          <table:table-cell office:value-type="float" office:value="1.21294135857295">
            <text:p>1.2129413586</text:p>
          </table:table-cell>
          <table:table-cell office:value-type="float" office:value="0.997974021375819">
            <text:p>0.9979740214</text:p>
          </table:table-cell>
          <table:table-cell office:value-type="float" office:value="1.02155187103678">
            <text:p>1.021551871</text:p>
          </table:table-cell>
          <table:table-cell office:value-type="float" office:value="12.1119156586178">
            <text:p>12.11191565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6068">
            <text:p>16068</text:p>
          </table:table-cell>
          <table:table-cell office:value-type="float" office:value="20554">
            <text:p>20554</text:p>
          </table:table-cell>
          <table:table-cell office:value-type="float" office:value="31988">
            <text:p>31988</text:p>
          </table:table-cell>
          <table:table-cell office:value-type="float" office:value="762.25">
            <text:p>762.25</text:p>
          </table:table-cell>
          <table:table-cell office:value-type="float" office:value="1035.75">
            <text:p>1035.75</text:p>
          </table:table-cell>
          <table:table-cell office:value-type="float" office:value="18">
            <text:p>18</text:p>
          </table:table-cell>
          <table:table-cell office:value-type="float" office:value="0.0474390092108539">
            <text:p>0.0474390092</text:p>
          </table:table-cell>
          <table:table-cell office:value-type="float" office:value="0.0503916512600954">
            <text:p>0.0503916513</text:p>
          </table:table-cell>
          <table:table-cell office:value-type="float" office:value="0.000562711016631237">
            <text:p>0.000562711</text:p>
          </table:table-cell>
          <table:table-cell office:value-type="float" office:value="1.17044743304401">
            <text:p>1.170447433</text:p>
          </table:table-cell>
          <table:table-cell office:value-type="float" office:value="1.1813478437031">
            <text:p>1.1813478437</text:p>
          </table:table-cell>
          <table:table-cell office:value-type="float" office:value="1.00197010917984">
            <text:p>1.0019701092</text:p>
          </table:table-cell>
          <table:table-cell office:value-type="float" office:value="14.9552299293988">
            <text:p>14.9552299294</text:p>
          </table:table-cell>
          <table:table-cell office:value-type="float" office:value="14.0989327252988">
            <text:p>14.0989327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944">
            <text:p>944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6195">
            <text:p>16195</text:p>
          </table:table-cell>
          <table:table-cell office:value-type="float" office:value="21188">
            <text:p>21188</text:p>
          </table:table-cell>
          <table:table-cell office:value-type="float" office:value="30426">
            <text:p>30426</text:p>
          </table:table-cell>
          <table:table-cell office:value-type="float" office:value="-36.875">
            <text:p>-36.875</text:p>
          </table:table-cell>
          <table:table-cell office:value-type="float" office:value="680.5">
            <text:p>680.5</text:p>
          </table:table-cell>
          <table:table-cell office:value-type="float" office:value="-56.375">
            <text:p>-56.375</text:p>
          </table:table-cell>
          <table:table-cell office:value-type="float" office:value="-0.00227693732633529">
            <text:p>-0.0022769373</text:p>
          </table:table-cell>
          <table:table-cell office:value-type="float" office:value="0.0321172361714178">
            <text:p>0.0321172362</text:p>
          </table:table-cell>
          <table:table-cell office:value-type="float" office:value="-0.001852856109906">
            <text:p>-0.0018528561</text:p>
          </table:table-cell>
          <table:table-cell office:value-type="float" office:value="0.992040880867259">
            <text:p>0.9920408809</text:p>
          </table:table-cell>
          <table:table-cell office:value-type="float" office:value="1.11443209964417">
            <text:p>1.1144320996</text:p>
          </table:table-cell>
          <table:table-cell office:value-type="float" office:value="0.993521732443826">
            <text:p>0.9935217324</text:p>
          </table:table-cell>
          <table:table-cell office:value-type="float" office:value="0">
            <text:p>0</text:p>
          </table:table-cell>
          <table:table-cell office:value-type="float" office:value="21.9265293466903">
            <text:p>21.9265293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16990">
            <text:p>16990</text:p>
          </table:table-cell>
          <table:table-cell office:value-type="float" office:value="22122">
            <text:p>22122</text:p>
          </table:table-cell>
          <table:table-cell office:value-type="float" office:value="29965">
            <text:p>29965</text:p>
          </table:table-cell>
          <table:table-cell office:value-type="float" office:value="18.25">
            <text:p>18.25</text:p>
          </table:table-cell>
          <table:table-cell office:value-type="float" office:value="432.75">
            <text:p>432.75</text:p>
          </table:table-cell>
          <table:table-cell office:value-type="float" office:value="35.875">
            <text:p>35.875</text:p>
          </table:table-cell>
          <table:table-cell office:value-type="float" office:value="0.00107416127133608">
            <text:p>0.0010741613</text:p>
          </table:table-cell>
          <table:table-cell office:value-type="float" office:value="0.0195619745050176">
            <text:p>0.0195619745</text:p>
          </table:table-cell>
          <table:table-cell office:value-type="float" office:value="0.00119723010178542">
            <text:p>0.0011972301</text:p>
          </table:table-cell>
          <table:table-cell office:value-type="float" office:value="1.00376182594165">
            <text:p>1.0037618259</text:p>
          </table:table-cell>
          <table:table-cell office:value-type="float" office:value="1.06921694562677">
            <text:p>1.0692169456</text:p>
          </table:table-cell>
          <table:table-cell office:value-type="float" office:value="1.00419311474169">
            <text:p>1.00419311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6340">
            <text:p>16340</text:p>
          </table:table-cell>
          <table:table-cell office:value-type="float" office:value="23152">
            <text:p>23152</text:p>
          </table:table-cell>
          <table:table-cell office:value-type="float" office:value="31614">
            <text:p>31614</text:p>
          </table:table-cell>
          <table:table-cell office:value-type="float" office:value="-143.125">
            <text:p>-143.125</text:p>
          </table:table-cell>
          <table:table-cell office:value-type="float" office:value="134.875">
            <text:p>134.875</text:p>
          </table:table-cell>
          <table:table-cell office:value-type="float" office:value="79.375">
            <text:p>79.375</text:p>
          </table:table-cell>
          <table:table-cell office:value-type="float" office:value="-0.00875917992656059">
            <text:p>-0.0087591799</text:p>
          </table:table-cell>
          <table:table-cell office:value-type="float" office:value="0.00582563061506565">
            <text:p>0.0058256306</text:p>
          </table:table-cell>
          <table:table-cell office:value-type="float" office:value="0.00251075472891757">
            <text:p>0.0025107547</text:p>
          </table:table-cell>
          <table:table-cell office:value-type="float" office:value="0.96949324779369">
            <text:p>0.9694932478</text:p>
          </table:table-cell>
          <table:table-cell office:value-type="float" office:value="1.02045622557797">
            <text:p>1.0204562256</text:p>
          </table:table-cell>
          <table:table-cell office:value-type="float" office:value="1.00879999717426">
            <text:p>1.00879999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1018">
            <text:p>1018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5962">
            <text:p>15962</text:p>
          </table:table-cell>
          <table:table-cell office:value-type="float" office:value="23742">
            <text:p>23742</text:p>
          </table:table-cell>
          <table:table-cell office:value-type="float" office:value="32141">
            <text:p>32141</text:p>
          </table:table-cell>
          <table:table-cell office:value-type="float" office:value="-46.25">
            <text:p>-46.25</text:p>
          </table:table-cell>
          <table:table-cell office:value-type="float" office:value="188.5">
            <text:p>188.5</text:p>
          </table:table-cell>
          <table:table-cell office:value-type="float" office:value="214.625">
            <text:p>214.625</text:p>
          </table:table-cell>
          <table:table-cell office:value-type="float" office:value="-0.00289750657812304">
            <text:p>-0.0028975066</text:p>
          </table:table-cell>
          <table:table-cell office:value-type="float" office:value="0.00793951646870525">
            <text:p>0.0079395165</text:p>
          </table:table-cell>
          <table:table-cell office:value-type="float" office:value="0.00667760803957562">
            <text:p>0.006677608</text:p>
          </table:table-cell>
          <table:table-cell office:value-type="float" office:value="0.989875182243535">
            <text:p>0.9898751822</text:p>
          </table:table-cell>
          <table:table-cell office:value-type="float" office:value="1.02791185804711">
            <text:p>1.027911858</text:p>
          </table:table-cell>
          <table:table-cell office:value-type="float" office:value="1.02345902541881">
            <text:p>1.02345902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510">
            <text:p>510</text:p>
          </table:table-cell>
          <table:table-cell office:value-type="float" office:value="15330">
            <text:p>15330</text:p>
          </table:table-cell>
          <table:table-cell office:value-type="float" office:value="21719">
            <text:p>21719</text:p>
          </table:table-cell>
          <table:table-cell office:value-type="float" office:value="30357">
            <text:p>30357</text:p>
          </table:table-cell>
          <table:table-cell office:value-type="float" office:value="-185.5">
            <text:p>-185.5</text:p>
          </table:table-cell>
          <table:table-cell office:value-type="float" office:value="173.25">
            <text:p>173.25</text:p>
          </table:table-cell>
          <table:table-cell office:value-type="float" office:value="-36.25">
            <text:p>-36.25</text:p>
          </table:table-cell>
          <table:table-cell office:value-type="float" office:value="-0.0121004566210046">
            <text:p>-0.0121004566</text:p>
          </table:table-cell>
          <table:table-cell office:value-type="float" office:value="0.00797688659698881">
            <text:p>0.0079768866</text:p>
          </table:table-cell>
          <table:table-cell office:value-type="float" office:value="-0.00119412326646243">
            <text:p>-0.0011941233</text:p>
          </table:table-cell>
          <table:table-cell office:value-type="float" office:value="0.95793538708534">
            <text:p>0.9579353871</text:p>
          </table:table-cell>
          <table:table-cell office:value-type="float" office:value="1.02804381930023">
            <text:p>1.0280438193</text:p>
          </table:table-cell>
          <table:table-cell office:value-type="float" office:value="0.995823363390918">
            <text:p>0.99582336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16000">
            <text:p>16000</text:p>
          </table:table-cell>
          <table:table-cell office:value-type="float" office:value="21416">
            <text:p>21416</text:p>
          </table:table-cell>
          <table:table-cell office:value-type="float" office:value="29805">
            <text:p>29805</text:p>
          </table:table-cell>
          <table:table-cell office:value-type="float" office:value="131.5">
            <text:p>131.5</text:p>
          </table:table-cell>
          <table:table-cell office:value-type="float" office:value="265.875">
            <text:p>265.875</text:p>
          </table:table-cell>
          <table:table-cell office:value-type="float" office:value="-139.75">
            <text:p>-139.75</text:p>
          </table:table-cell>
          <table:table-cell office:value-type="float" office:value="0.00821875">
            <text:p>0.00821875</text:p>
          </table:table-cell>
          <table:table-cell office:value-type="float" office:value="0.0124147833395592">
            <text:p>0.0124147833</text:p>
          </table:table-cell>
          <table:table-cell office:value-type="float" office:value="-0.00468881060224794">
            <text:p>-0.0046888106</text:p>
          </table:table-cell>
          <table:table-cell office:value-type="float" office:value="1.02889801878906">
            <text:p>1.0288980188</text:p>
          </table:table-cell>
          <table:table-cell office:value-type="float" office:value="1.04375383030538">
            <text:p>1.0437538303</text:p>
          </table:table-cell>
          <table:table-cell office:value-type="float" office:value="0.983632253384065">
            <text:p>0.98363225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766">
            <text:p>766</text:p>
          </table:table-cell>
          <table:table-cell office:value-type="float" office:value="15652">
            <text:p>15652</text:p>
          </table:table-cell>
          <table:table-cell office:value-type="float" office:value="21255">
            <text:p>21255</text:p>
          </table:table-cell>
          <table:table-cell office:value-type="float" office:value="31639">
            <text:p>31639</text:p>
          </table:table-cell>
          <table:table-cell office:value-type="float" office:value="-138.75">
            <text:p>-138.75</text:p>
          </table:table-cell>
          <table:table-cell office:value-type="float" office:value="266.125">
            <text:p>266.125</text:p>
          </table:table-cell>
          <table:table-cell office:value-type="float" office:value="106.25">
            <text:p>106.25</text:p>
          </table:table-cell>
          <table:table-cell office:value-type="float" office:value="-0.00886468182979811">
            <text:p>-0.0088646818</text:p>
          </table:table-cell>
          <table:table-cell office:value-type="float" office:value="0.012520583392143">
            <text:p>0.0125205834</text:p>
          </table:table-cell>
          <table:table-cell office:value-type="float" office:value="0.00335819716173078">
            <text:p>0.0033581972</text:p>
          </table:table-cell>
          <table:table-cell office:value-type="float" office:value="0.969127635460236">
            <text:p>0.9691276355</text:p>
          </table:table-cell>
          <table:table-cell office:value-type="float" office:value="1.04412930128912">
            <text:p>1.0441293013</text:p>
          </table:table-cell>
          <table:table-cell office:value-type="float" office:value="1.01177579394288">
            <text:p>1.01177579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5172">
            <text:p>15172</text:p>
          </table:table-cell>
          <table:table-cell office:value-type="float" office:value="21720">
            <text:p>21720</text:p>
          </table:table-cell>
          <table:table-cell office:value-type="float" office:value="32015">
            <text:p>32015</text:p>
          </table:table-cell>
          <table:table-cell office:value-type="float" office:value="-171.25">
            <text:p>-171.25</text:p>
          </table:table-cell>
          <table:table-cell office:value-type="float" office:value="183.5">
            <text:p>183.5</text:p>
          </table:table-cell>
          <table:table-cell office:value-type="float" office:value="94.125">
            <text:p>94.125</text:p>
          </table:table-cell>
          <table:table-cell office:value-type="float" office:value="-0.0112872396519905">
            <text:p>-0.0112872397</text:p>
          </table:table-cell>
          <table:table-cell office:value-type="float" office:value="0.00844843462246777">
            <text:p>0.0084484346</text:p>
          </table:table-cell>
          <table:table-cell office:value-type="float" office:value="0.00294002811182258">
            <text:p>0.0029400281</text:p>
          </table:table-cell>
          <table:table-cell office:value-type="float" office:value="0.960744368704798">
            <text:p>0.9607443687</text:p>
          </table:table-cell>
          <table:table-cell office:value-type="float" office:value="1.02970941823187">
            <text:p>1.0297094182</text:p>
          </table:table-cell>
          <table:table-cell office:value-type="float" office:value="1.01030704017136">
            <text:p>1.01030704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330">
            <text:p>15330</text:p>
          </table:table-cell>
          <table:table-cell office:value-type="float" office:value="21052">
            <text:p>21052</text:p>
          </table:table-cell>
          <table:table-cell office:value-type="float" office:value="30675">
            <text:p>30675</text:p>
          </table:table-cell>
          <table:table-cell office:value-type="float" office:value="-185.5">
            <text:p>-185.5</text:p>
          </table:table-cell>
          <table:table-cell office:value-type="float" office:value="319.625">
            <text:p>319.625</text:p>
          </table:table-cell>
          <table:table-cell office:value-type="float" office:value="548.625">
            <text:p>548.625</text:p>
          </table:table-cell>
          <table:table-cell office:value-type="float" office:value="-0.0121004566210046">
            <text:p>-0.0121004566</text:p>
          </table:table-cell>
          <table:table-cell office:value-type="float" office:value="0.0151826429792894">
            <text:p>0.015182643</text:p>
          </table:table-cell>
          <table:table-cell office:value-type="float" office:value="0.0178850855745721">
            <text:p>0.0178850856</text:p>
          </table:table-cell>
          <table:table-cell office:value-type="float" office:value="0.95793538708534">
            <text:p>0.9579353871</text:p>
          </table:table-cell>
          <table:table-cell office:value-type="float" office:value="1.05359105521727">
            <text:p>1.0535910552</text:p>
          </table:table-cell>
          <table:table-cell office:value-type="float" office:value="1.06322475703158">
            <text:p>1.0632247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6000">
            <text:p>16000</text:p>
          </table:table-cell>
          <table:table-cell office:value-type="float" office:value="21268">
            <text:p>21268</text:p>
          </table:table-cell>
          <table:table-cell office:value-type="float" office:value="33295">
            <text:p>33295</text:p>
          </table:table-cell>
          <table:table-cell office:value-type="float" office:value="131.5">
            <text:p>131.5</text:p>
          </table:table-cell>
          <table:table-cell office:value-type="float" office:value="-91.75">
            <text:p>-91.75</text:p>
          </table:table-cell>
          <table:table-cell office:value-type="float" office:value="323.375">
            <text:p>323.375</text:p>
          </table:table-cell>
          <table:table-cell office:value-type="float" office:value="0.00821875">
            <text:p>0.00821875</text:p>
          </table:table-cell>
          <table:table-cell office:value-type="float" office:value="-0.00431399285311266">
            <text:p>-0.0043139929</text:p>
          </table:table-cell>
          <table:table-cell office:value-type="float" office:value="0.0097124192821745">
            <text:p>0.0097124193</text:p>
          </table:table-cell>
          <table:table-cell office:value-type="float" office:value="1.02889801878906">
            <text:p>1.0288980188</text:p>
          </table:table-cell>
          <table:table-cell office:value-type="float" office:value="0.984937501661406">
            <text:p>0.9849375017</text:p>
          </table:table-cell>
          <table:table-cell office:value-type="float" office:value="1.0341783564207">
            <text:p>1.03417835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table:number-columns-repeated="2" office:value-type="float" office:value="887">
            <text:p>887</text:p>
          </table:table-cell>
          <table:table-cell office:value-type="float" office:value="15860">
            <text:p>15860</text:p>
          </table:table-cell>
          <table:table-cell office:value-type="float" office:value="22416">
            <text:p>22416</text:p>
          </table:table-cell>
          <table:table-cell office:value-type="float" office:value="35493">
            <text:p>35493</text:p>
          </table:table-cell>
          <table:table-cell office:value-type="float" office:value="205.75">
            <text:p>205.75</text:p>
          </table:table-cell>
          <table:table-cell office:value-type="float" office:value="-72.25">
            <text:p>-72.25</text:p>
          </table:table-cell>
          <table:table-cell office:value-type="float" office:value="-96.375">
            <text:p>-96.375</text:p>
          </table:table-cell>
          <table:table-cell office:value-type="float" office:value="0.0129728877679697">
            <text:p>0.0129728878</text:p>
          </table:table-cell>
          <table:table-cell office:value-type="float" office:value="-0.00322314418272662">
            <text:p>-0.0032231442</text:p>
          </table:table-cell>
          <table:table-cell office:value-type="float" office:value="-0.00271532414842363">
            <text:p>-0.0027153241</text:p>
          </table:table-cell>
          <table:table-cell office:value-type="float" office:value="1.04573496698929">
            <text:p>1.045734967</text:p>
          </table:table-cell>
          <table:table-cell office:value-type="float" office:value="0.988739357130965">
            <text:p>0.9887393571</text:p>
          </table:table-cell>
          <table:table-cell office:value-type="float" office:value="0.99051081653157">
            <text:p>0.99051081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6028">
            <text:p>16028</text:p>
          </table:table-cell>
          <table:table-cell office:value-type="float" office:value="22662">
            <text:p>22662</text:p>
          </table:table-cell>
          <table:table-cell office:value-type="float" office:value="35432">
            <text:p>35432</text:p>
          </table:table-cell>
          <table:table-cell office:value-type="float" office:value="247.625">
            <text:p>247.625</text:p>
          </table:table-cell>
          <table:table-cell office:value-type="float" office:value="4.25">
            <text:p>4.25</text:p>
          </table:table-cell>
          <table:table-cell office:value-type="float" office:value="-422.125">
            <text:p>-422.125</text:p>
          </table:table-cell>
          <table:table-cell office:value-type="float" office:value="0.0154495258297979">
            <text:p>0.0154495258</text:p>
          </table:table-cell>
          <table:table-cell office:value-type="float" office:value="0.000187538610890477">
            <text:p>0.0001875386</text:p>
          </table:table-cell>
          <table:table-cell office:value-type="float" office:value="-0.0119136656130052">
            <text:p>-0.0119136656</text:p>
          </table:table-cell>
          <table:table-cell office:value-type="float" office:value="1.05454116858709">
            <text:p>1.0545411686</text:p>
          </table:table-cell>
          <table:table-cell office:value-type="float" office:value="1.00065645407275">
            <text:p>1.0006564541</text:p>
          </table:table-cell>
          <table:table-cell office:value-type="float" office:value="0.958580363794025">
            <text:p>0.95858036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616">
            <text:p>21616</text:p>
          </table:table-cell>
          <table:table-cell office:value-type="float" office:value="34256">
            <text:p>34256</text:p>
          </table:table-cell>
          <table:table-cell office:value-type="float" office:value="107">
            <text:p>107</text:p>
          </table:table-cell>
          <table:table-cell office:value-type="float" office:value="380.75">
            <text:p>380.75</text:p>
          </table:table-cell>
          <table:table-cell office:value-type="float" office:value="-998.625">
            <text:p>-998.625</text:p>
          </table:table-cell>
          <table:table-cell office:value-type="float" office:value="0.00653554849743464">
            <text:p>0.0065355485</text:p>
          </table:table-cell>
          <table:table-cell office:value-type="float" office:value="0.0176142672094745">
            <text:p>0.0176142672</text:p>
          </table:table-cell>
          <table:table-cell office:value-type="float" office:value="-0.0291518274170948">
            <text:p>-0.0291518274</text:p>
          </table:table-cell>
          <table:table-cell office:value-type="float" office:value="1.02295813799358">
            <text:p>1.022958138</text:p>
          </table:table-cell>
          <table:table-cell office:value-type="float" office:value="1.06225804955544">
            <text:p>1.0622580496</text:p>
          </table:table-cell>
          <table:table-cell office:value-type="float" office:value="0.89963426896201">
            <text:p>0.899634269</text:p>
          </table:table-cell>
          <table:table-cell table:number-columns-repeated="2" office:value-type="float" office:value="0">
            <text:p>0</text:p>
          </table:table-cell>
          <table:table-cell office:value-type="float" office:value="-23.4288609167836">
            <text:p>-23.428860916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5689">
            <text:p>15689</text:p>
          </table:table-cell>
          <table:table-cell office:value-type="float" office:value="23037">
            <text:p>23037</text:p>
          </table:table-cell>
          <table:table-cell office:value-type="float" office:value="32343">
            <text:p>32343</text:p>
          </table:table-cell>
          <table:table-cell office:value-type="float" office:value="197.75">
            <text:p>197.75</text:p>
          </table:table-cell>
          <table:table-cell office:value-type="float" office:value="-1029.375">
            <text:p>-1029.375</text:p>
          </table:table-cell>
          <table:table-cell office:value-type="float" office:value="319.25">
            <text:p>319.25</text:p>
          </table:table-cell>
          <table:table-cell office:value-type="float" office:value="0.0126043724902798">
            <text:p>0.0126043725</text:p>
          </table:table-cell>
          <table:table-cell office:value-type="float" office:value="-0.0446835525459044">
            <text:p>-0.0446835525</text:p>
          </table:table-cell>
          <table:table-cell office:value-type="float" office:value="0.00987076028816127">
            <text:p>0.0098707603</text:p>
          </table:table-cell>
          <table:table-cell office:value-type="float" office:value="1.04442668931949">
            <text:p>1.0444266893</text:p>
          </table:table-cell>
          <table:table-cell office:value-type="float" office:value="0.847520941030855">
            <text:p>0.847520941</text:p>
          </table:table-cell>
          <table:table-cell office:value-type="float" office:value="1.03473862754955">
            <text:p>1.0347386275</text:p>
          </table:table-cell>
          <table:table-cell office:value-type="float" office:value="0">
            <text:p>0</text:p>
          </table:table-cell>
          <table:table-cell office:value-type="float" office:value="-15.163142173383">
            <text:p>-15.16314217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0615">
            <text:p>20615</text:p>
          </table:table-cell>
          <table:table-cell office:value-type="float" office:value="34221">
            <text:p>34221</text:p>
          </table:table-cell>
          <table:table-cell office:value-type="float" office:value="141.5">
            <text:p>141.5</text:p>
          </table:table-cell>
          <table:table-cell office:value-type="float" office:value="-1289.25">
            <text:p>-1289.25</text:p>
          </table:table-cell>
          <table:table-cell office:value-type="float" office:value="-38">
            <text:p>-38</text:p>
          </table:table-cell>
          <table:table-cell office:value-type="float" office:value="0.00910084898379213">
            <text:p>0.009100849</text:p>
          </table:table-cell>
          <table:table-cell office:value-type="float" office:value="-0.0625394130487509">
            <text:p>-0.062539413</text:p>
          </table:table-cell>
          <table:table-cell office:value-type="float" office:value="-0.00111042926857777">
            <text:p>-0.0011104293</text:p>
          </table:table-cell>
          <table:table-cell office:value-type="float" office:value="1.03201530932963">
            <text:p>1.0320153093</text:p>
          </table:table-cell>
          <table:table-cell office:value-type="float" office:value="0.788777963570957">
            <text:p>0.7887779636</text:p>
          </table:table-cell>
          <table:table-cell office:value-type="float" office:value="0.996115914344172">
            <text:p>0.9961159143</text:p>
          </table:table-cell>
          <table:table-cell office:value-type="float" office:value="0">
            <text:p>0</text:p>
          </table:table-cell>
          <table:table-cell office:value-type="float" office:value="-10.7330619707039">
            <text:p>-10.7330619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4622">
            <text:p>14622</text:p>
          </table:table-cell>
          <table:table-cell office:value-type="float" office:value="20643">
            <text:p>20643</text:p>
          </table:table-cell>
          <table:table-cell office:value-type="float" office:value="34984">
            <text:p>34984</text:p>
          </table:table-cell>
          <table:table-cell office:value-type="float" office:value="-827">
            <text:p>-827</text:p>
          </table:table-cell>
          <table:table-cell office:value-type="float" office:value="-206.875">
            <text:p>-206.875</text:p>
          </table:table-cell>
          <table:table-cell office:value-type="float" office:value="-313.125">
            <text:p>-313.125</text:p>
          </table:table-cell>
          <table:table-cell office:value-type="float" office:value="-0.0565586103132266">
            <text:p>-0.0565586103</text:p>
          </table:table-cell>
          <table:table-cell office:value-type="float" office:value="-0.0100215569442426">
            <text:p>-0.0100215569</text:p>
          </table:table-cell>
          <table:table-cell office:value-type="float" office:value="-0.008950520237823">
            <text:p>-0.0089505202</text:p>
          </table:table-cell>
          <table:table-cell office:value-type="float" office:value="0.808314661648811">
            <text:p>0.8083146616</text:p>
          </table:table-cell>
          <table:table-cell office:value-type="float" office:value="0.965121396638181">
            <text:p>0.9651213966</text:p>
          </table:table-cell>
          <table:table-cell office:value-type="float" office:value="0.968830198320174">
            <text:p>0.9688301983</text:p>
          </table:table-cell>
          <table:table-cell office:value-type="float" office:value="-11.9054421868504">
            <text:p>-11.90544218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3000">
            <text:p>13000</text:p>
          </table:table-cell>
          <table:table-cell office:value-type="float" office:value="21048">
            <text:p>21048</text:p>
          </table:table-cell>
          <table:table-cell office:value-type="float" office:value="33946">
            <text:p>33946</text:p>
          </table:table-cell>
          <table:table-cell office:value-type="float" office:value="-836">
            <text:p>-836</text:p>
          </table:table-cell>
          <table:table-cell office:value-type="float" office:value="428.125">
            <text:p>428.125</text:p>
          </table:table-cell>
          <table:table-cell office:value-type="float" office:value="-831.625">
            <text:p>-831.625</text:p>
          </table:table-cell>
          <table:table-cell office:value-type="float" office:value="-0.0643076923076923">
            <text:p>-0.0643076923</text:p>
          </table:table-cell>
          <table:table-cell office:value-type="float" office:value="0.020340412390726">
            <text:p>0.0203404124</text:p>
          </table:table-cell>
          <table:table-cell office:value-type="float" office:value="-0.0244984681553055">
            <text:p>-0.0244984682</text:p>
          </table:table-cell>
          <table:table-cell office:value-type="float" office:value="0.783028616331361">
            <text:p>0.7830286163</text:p>
          </table:table-cell>
          <table:table-cell office:value-type="float" office:value="1.07200235882494">
            <text:p>1.0720023588</text:p>
          </table:table-cell>
          <table:table-cell office:value-type="float" office:value="0.915431704342666">
            <text:p>0.9154317043</text:p>
          </table:table-cell>
          <table:table-cell office:value-type="float" office:value="-10.4281917986156">
            <text:p>-10.4281917986</text:p>
          </table:table-cell>
          <table:table-cell office:value-type="float" office:value="34.4227520417619">
            <text:p>34.4227520418</text:p>
          </table:table-cell>
          <table:table-cell office:value-type="float" office:value="-27.9454844007123">
            <text:p>-27.945484400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12010">
            <text:p>12010</text:p>
          </table:table-cell>
          <table:table-cell office:value-type="float" office:value="20923">
            <text:p>20923</text:p>
          </table:table-cell>
          <table:table-cell office:value-type="float" office:value="31957">
            <text:p>31957</text:p>
          </table:table-cell>
          <table:table-cell office:value-type="float" office:value="-490.5">
            <text:p>-490.5</text:p>
          </table:table-cell>
          <table:table-cell office:value-type="float" office:value="-839.25">
            <text:p>-839.25</text:p>
          </table:table-cell>
          <table:table-cell office:value-type="float" office:value="291.625">
            <text:p>291.625</text:p>
          </table:table-cell>
          <table:table-cell office:value-type="float" office:value="-0.0408409658617818">
            <text:p>-0.0408409659</text:p>
          </table:table-cell>
          <table:table-cell office:value-type="float" office:value="-0.040111360703532">
            <text:p>-0.0401113607</text:p>
          </table:table-cell>
          <table:table-cell office:value-type="float" office:value="0.009125543699346">
            <text:p>0.0091255437</text:p>
          </table:table-cell>
          <table:table-cell office:value-type="float" office:value="0.860325869089109">
            <text:p>0.8603258691</text:p>
          </table:table-cell>
          <table:table-cell office:value-type="float" office:value="0.862763723202316">
            <text:p>0.8627637232</text:p>
          </table:table-cell>
          <table:table-cell office:value-type="float" office:value="1.03210262302142">
            <text:p>1.032102623</text:p>
          </table:table-cell>
          <table:table-cell office:value-type="float" office:value="-16.6228785153772">
            <text:p>-16.6228785154</text:p>
          </table:table-cell>
          <table:table-cell office:value-type="float" office:value="-16.9316319069428">
            <text:p>-16.9316319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2395">
            <text:p>12395</text:p>
          </table:table-cell>
          <table:table-cell office:value-type="float" office:value="20329">
            <text:p>20329</text:p>
          </table:table-cell>
          <table:table-cell office:value-type="float" office:value="33388">
            <text:p>33388</text:p>
          </table:table-cell>
          <table:table-cell office:value-type="float" office:value="-317.25">
            <text:p>-317.25</text:p>
          </table:table-cell>
          <table:table-cell office:value-type="float" office:value="-1130.25">
            <text:p>-1130.25</text:p>
          </table:table-cell>
          <table:table-cell office:value-type="float" office:value="7.625">
            <text:p>7.625</text:p>
          </table:table-cell>
          <table:table-cell office:value-type="float" office:value="-0.0255949979830577">
            <text:p>-0.025594998</text:p>
          </table:table-cell>
          <table:table-cell office:value-type="float" office:value="-0.055597914309607">
            <text:p>-0.0555979143</text:p>
          </table:table-cell>
          <table:table-cell office:value-type="float" office:value="0.000228375464238649">
            <text:p>0.0002283755</text:p>
          </table:table-cell>
          <table:table-cell office:value-type="float" office:value="0.911701510745934">
            <text:p>0.9117015107</text:p>
          </table:table-cell>
          <table:table-cell office:value-type="float" office:value="0.811465910944509">
            <text:p>0.8114659109</text:p>
          </table:table-cell>
          <table:table-cell office:value-type="float" office:value="1.00079941634933">
            <text:p>1.0007994163</text:p>
          </table:table-cell>
          <table:table-cell office:value-type="float" office:value="-26.7332819532057">
            <text:p>-26.7332819532</text:p>
          </table:table-cell>
          <table:table-cell office:value-type="float" office:value="-12.1172659817771">
            <text:p>-12.11726598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460">
            <text:p>13460</text:p>
          </table:table-cell>
          <table:table-cell office:value-type="float" office:value="19731">
            <text:p>19731</text:p>
          </table:table-cell>
          <table:table-cell office:value-type="float" office:value="34525">
            <text:p>34525</text:p>
          </table:table-cell>
          <table:table-cell office:value-type="float" office:value="-176.5">
            <text:p>-176.5</text:p>
          </table:table-cell>
          <table:table-cell office:value-type="float" office:value="-187.25">
            <text:p>-187.25</text:p>
          </table:table-cell>
          <table:table-cell office:value-type="float" office:value="-395.875">
            <text:p>-395.875</text:p>
          </table:table-cell>
          <table:table-cell office:value-type="float" office:value="-0.013112927191679">
            <text:p>-0.0131129272</text:p>
          </table:table-cell>
          <table:table-cell office:value-type="float" office:value="-0.00949014241548832">
            <text:p>-0.0094901424</text:p>
          </table:table-cell>
          <table:table-cell office:value-type="float" office:value="-0.0114663287472846">
            <text:p>-0.0114663287</text:p>
          </table:table-cell>
          <table:table-cell office:value-type="float" office:value="0.95444177459381">
            <text:p>0.9544417746</text:p>
          </table:table-cell>
          <table:table-cell office:value-type="float" office:value="0.966961024639801">
            <text:p>0.9669610246</text:p>
          </table:table-cell>
          <table:table-cell office:value-type="float" office:value="0.960125543706588">
            <text:p>0.96012554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714">
            <text:p>12714</text:p>
          </table:table-cell>
          <table:table-cell office:value-type="float" office:value="19190">
            <text:p>19190</text:p>
          </table:table-cell>
          <table:table-cell office:value-type="float" office:value="32966">
            <text:p>32966</text:p>
          </table:table-cell>
          <table:table-cell office:value-type="float" office:value="-815.25">
            <text:p>-815.25</text:p>
          </table:table-cell>
          <table:table-cell office:value-type="float" office:value="-492.75">
            <text:p>-492.75</text:p>
          </table:table-cell>
          <table:table-cell office:value-type="float" office:value="-915.875">
            <text:p>-915.875</text:p>
          </table:table-cell>
          <table:table-cell office:value-type="float" office:value="-0.0641222274657857">
            <text:p>-0.0641222275</text:p>
          </table:table-cell>
          <table:table-cell office:value-type="float" office:value="-0.0256774361646691">
            <text:p>-0.0256774362</text:p>
          </table:table-cell>
          <table:table-cell office:value-type="float" office:value="-0.0277824121822484">
            <text:p>-0.0277824122</text:p>
          </table:table-cell>
          <table:table-cell office:value-type="float" office:value="0.783631057577891">
            <text:p>0.7836310576</text:p>
          </table:table-cell>
          <table:table-cell office:value-type="float" office:value="0.91142126165052">
            <text:p>0.9114212617</text:p>
          </table:table-cell>
          <table:table-cell office:value-type="float" office:value="0.904274407718393">
            <text:p>0.9042744077</text:p>
          </table:table-cell>
          <table:table-cell office:value-type="float" office:value="-10.4593788949643">
            <text:p>-10.459378895</text:p>
          </table:table-cell>
          <table:table-cell office:value-type="float" office:value="-26.6463315667576">
            <text:p>-26.6463315668</text:p>
          </table:table-cell>
          <table:table-cell office:value-type="float" office:value="-24.6009349644557">
            <text:p>-24.600934964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705">
            <text:p>11705</text:p>
          </table:table-cell>
          <table:table-cell office:value-type="float" office:value="18134">
            <text:p>18134</text:p>
          </table:table-cell>
          <table:table-cell office:value-type="float" office:value="30391">
            <text:p>30391</text:p>
          </table:table-cell>
          <table:table-cell office:value-type="float" office:value="-531.5">
            <text:p>-531.5</text:p>
          </table:table-cell>
          <table:table-cell office:value-type="float" office:value="-863.5">
            <text:p>-863.5</text:p>
          </table:table-cell>
          <table:table-cell office:value-type="float" office:value="-1483.25">
            <text:p>-1483.25</text:p>
          </table:table-cell>
          <table:table-cell office:value-type="float" office:value="-0.0454079453225117">
            <text:p>-0.0454079453</text:p>
          </table:table-cell>
          <table:table-cell office:value-type="float" office:value="-0.0476177346421087">
            <text:p>-0.0476177346</text:p>
          </table:table-cell>
          <table:table-cell office:value-type="float" office:value="-0.0488055674377283">
            <text:p>-0.0488055674</text:p>
          </table:table-cell>
          <table:table-cell office:value-type="float" office:value="0.845113479108097">
            <text:p>0.8451134791</text:p>
          </table:table-cell>
          <table:table-cell office:value-type="float" office:value="0.837782128111414">
            <text:p>0.8377821281</text:p>
          </table:table-cell>
          <table:table-cell office:value-type="float" office:value="0.833849201457272">
            <text:p>0.8338492015</text:p>
          </table:table-cell>
          <table:table-cell office:value-type="float" office:value="-14.9156298041006">
            <text:p>-14.9156298041</text:p>
          </table:table-cell>
          <table:table-cell office:value-type="float" office:value="-14.2071005216221">
            <text:p>-14.2071005216</text:p>
          </table:table-cell>
          <table:table-cell office:value-type="float" office:value="-13.8527516735385">
            <text:p>-13.852751673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810">
            <text:p>11810</text:p>
          </table:table-cell>
          <table:table-cell office:value-type="float" office:value="17836">
            <text:p>17836</text:p>
          </table:table-cell>
          <table:table-cell office:value-type="float" office:value="27496">
            <text:p>27496</text:p>
          </table:table-cell>
          <table:table-cell office:value-type="float" office:value="-302.75">
            <text:p>-302.75</text:p>
          </table:table-cell>
          <table:table-cell office:value-type="float" office:value="-121.5">
            <text:p>-121.5</text:p>
          </table:table-cell>
          <table:table-cell office:value-type="float" office:value="-1529.125">
            <text:p>-1529.125</text:p>
          </table:table-cell>
          <table:table-cell office:value-type="float" office:value="-0.0256350550381033">
            <text:p>-0.025635055</text:p>
          </table:table-cell>
          <table:table-cell office:value-type="float" office:value="-0.00681206548553487">
            <text:p>-0.0068120655</text:p>
          </table:table-cell>
          <table:table-cell office:value-type="float" office:value="-0.0556126345650276">
            <text:p>-0.0556126346</text:p>
          </table:table-cell>
          <table:table-cell office:value-type="float" office:value="0.911565333218379">
            <text:p>0.9115653332</text:p>
          </table:table-cell>
          <table:table-cell office:value-type="float" office:value="0.976248723103539">
            <text:p>0.9762487231</text:p>
          </table:table-cell>
          <table:table-cell office:value-type="float" office:value="0.811417598663999">
            <text:p>0.8114175987</text:p>
          </table:table-cell>
          <table:table-cell office:value-type="float" office:value="-26.6909625540263">
            <text:p>-26.690962554</text:p>
          </table:table-cell>
          <table:table-cell office:value-type="float" office:value="0">
            <text:p>0</text:p>
          </table:table-cell>
          <table:table-cell office:value-type="float" office:value="-12.1139651203568">
            <text:p>-12.113965120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829">
            <text:p>829</text:p>
          </table:table-cell>
          <table:table-cell office:value-type="float" office:value="12710">
            <text:p>12710</text:p>
          </table:table-cell>
          <table:table-cell office:value-type="float" office:value="17210">
            <text:p>17210</text:p>
          </table:table-cell>
          <table:table-cell office:value-type="float" office:value="24868">
            <text:p>24868</text:p>
          </table:table-cell>
          <table:table-cell office:value-type="float" office:value="-205">
            <text:p>-205</text:p>
          </table:table-cell>
          <table:table-cell office:value-type="float" office:value="-152.875">
            <text:p>-152.875</text:p>
          </table:table-cell>
          <table:table-cell office:value-type="float" office:value="-1449.625">
            <text:p>-1449.625</text:p>
          </table:table-cell>
          <table:table-cell office:value-type="float" office:value="-0.0161290322580645">
            <text:p>-0.0161290323</text:p>
          </table:table-cell>
          <table:table-cell office:value-type="float" office:value="-0.00888291690877397">
            <text:p>-0.0088829169</text:p>
          </table:table-cell>
          <table:table-cell office:value-type="float" office:value="-0.0582927859096027">
            <text:p>-0.0582927859</text:p>
          </table:table-cell>
          <table:table-cell office:value-type="float" office:value="0.944058272632674">
            <text:p>0.9440582726</text:p>
          </table:table-cell>
          <table:table-cell office:value-type="float" office:value="0.969064446996395">
            <text:p>0.969064447</text:p>
          </table:table-cell>
          <table:table-cell office:value-type="float" office:value="0.802635425139032">
            <text:p>0.8026354251</text:p>
          </table:table-cell>
          <table:table-cell table:number-columns-repeated="2" office:value-type="float" office:value="0">
            <text:p>0</text:p>
          </table:table-cell>
          <table:table-cell office:value-type="float" office:value="-11.5407457333915">
            <text:p>-11.540745733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12235">
            <text:p>12235</text:p>
          </table:table-cell>
          <table:table-cell office:value-type="float" office:value="16168">
            <text:p>16168</text:p>
          </table:table-cell>
          <table:table-cell office:value-type="float" office:value="22605">
            <text:p>22605</text:p>
          </table:table-cell>
          <table:table-cell office:value-type="float" office:value="-792.5">
            <text:p>-792.5</text:p>
          </table:table-cell>
          <table:table-cell office:value-type="float" office:value="-1009.5">
            <text:p>-1009.5</text:p>
          </table:table-cell>
          <table:table-cell office:value-type="float" office:value="-107.25">
            <text:p>-107.25</text:p>
          </table:table-cell>
          <table:table-cell office:value-type="float" office:value="-0.0647731916632611">
            <text:p>-0.0647731917</text:p>
          </table:table-cell>
          <table:table-cell office:value-type="float" office:value="-0.0624381494309748">
            <text:p>-0.0624381494</text:p>
          </table:table-cell>
          <table:table-cell office:value-type="float" office:value="-0.00474452554744526">
            <text:p>-0.0047445255</text:p>
          </table:table-cell>
          <table:table-cell office:value-type="float" office:value="0.781517139240747">
            <text:p>0.7815171392</text:p>
          </table:table-cell>
          <table:table-cell office:value-type="float" office:value="0.789107581100143">
            <text:p>0.7891075811</text:p>
          </table:table-cell>
          <table:table-cell office:value-type="float" office:value="0.983438281208376">
            <text:p>0.9834382812</text:p>
          </table:table-cell>
          <table:table-cell office:value-type="float" office:value="-10.350701486656">
            <text:p>-10.3507014867</text:p>
          </table:table-cell>
          <table:table-cell office:value-type="float" office:value="-10.7510434641701">
            <text:p>-10.75104346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705">
            <text:p>15705</text:p>
          </table:table-cell>
          <table:table-cell office:value-type="float" office:value="23931">
            <text:p>23931</text:p>
          </table:table-cell>
          <table:table-cell office:value-type="float" office:value="-517">
            <text:p>-517</text:p>
          </table:table-cell>
          <table:table-cell office:value-type="float" office:value="-163.25">
            <text:p>-163.25</text:p>
          </table:table-cell>
          <table:table-cell office:value-type="float" office:value="18.625">
            <text:p>18.625</text:p>
          </table:table-cell>
          <table:table-cell office:value-type="float" office:value="-0.0460128159487362">
            <text:p>-0.0460128159</text:p>
          </table:table-cell>
          <table:table-cell office:value-type="float" office:value="-0.0103947787328876">
            <text:p>-0.0103947787</text:p>
          </table:table-cell>
          <table:table-cell office:value-type="float" office:value="0.000778279219422506">
            <text:p>0.0007782792</text:p>
          </table:table-cell>
          <table:table-cell office:value-type="float" office:value="0.843104815473227">
            <text:p>0.8431048155</text:p>
          </table:table-cell>
          <table:table-cell office:value-type="float" office:value="0.963830055227708">
            <text:p>0.9638300552</text:p>
          </table:table-cell>
          <table:table-cell office:value-type="float" office:value="1.00272516447632">
            <text:p>1.0027251645</text:p>
          </table:table-cell>
          <table:table-cell office:value-type="float" office:value="-14.7149255792508">
            <text:p>-14.71492557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864">
            <text:p>864</text:p>
          </table:table-cell>
          <table:table-cell office:value-type="float" office:value="11570">
            <text:p>11570</text:p>
          </table:table-cell>
          <table:table-cell office:value-type="float" office:value="15540">
            <text:p>15540</text:p>
          </table:table-cell>
          <table:table-cell office:value-type="float" office:value="24097">
            <text:p>24097</text:p>
          </table:table-cell>
          <table:table-cell office:value-type="float" office:value="-264.625">
            <text:p>-264.625</text:p>
          </table:table-cell>
          <table:table-cell office:value-type="float" office:value="-325.75">
            <text:p>-325.75</text:p>
          </table:table-cell>
          <table:table-cell office:value-type="float" office:value="-120.75">
            <text:p>-120.75</text:p>
          </table:table-cell>
          <table:table-cell office:value-type="float" office:value="-0.022871650821089">
            <text:p>-0.0228716508</text:p>
          </table:table-cell>
          <table:table-cell office:value-type="float" office:value="-0.0209620334620335">
            <text:p>-0.0209620335</text:p>
          </table:table-cell>
          <table:table-cell office:value-type="float" office:value="-0.0050109972195709">
            <text:p>-0.0050109972</text:p>
          </table:table-cell>
          <table:table-cell office:value-type="float" office:value="0.920974522452301">
            <text:p>0.9209745225</text:p>
          </table:table-cell>
          <table:table-cell office:value-type="float" office:value="0.927494120302735">
            <text:p>0.9274941203</text:p>
          </table:table-cell>
          <table:table-cell office:value-type="float" office:value="0.982510725514046">
            <text:p>0.9825107255</text:p>
          </table:table-cell>
          <table:table-cell office:value-type="float" office:value="-29.9580432119422">
            <text:p>-29.9580432119</text:p>
          </table:table-cell>
          <table:table-cell office:value-type="float" office:value="-32.7189937877778">
            <text:p>-32.7189937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12115">
            <text:p>12115</text:p>
          </table:table-cell>
          <table:table-cell office:value-type="float" office:value="16160">
            <text:p>16160</text:p>
          </table:table-cell>
          <table:table-cell office:value-type="float" office:value="22957">
            <text:p>22957</text:p>
          </table:table-cell>
          <table:table-cell office:value-type="float" office:value="-168.625">
            <text:p>-168.625</text:p>
          </table:table-cell>
          <table:table-cell office:value-type="float" office:value="-200.5">
            <text:p>-200.5</text:p>
          </table:table-cell>
          <table:table-cell office:value-type="float" office:value="-216.875">
            <text:p>-216.875</text:p>
          </table:table-cell>
          <table:table-cell office:value-type="float" office:value="-0.0139186958316137">
            <text:p>-0.0139186958</text:p>
          </table:table-cell>
          <table:table-cell office:value-type="float" office:value="-0.0124071782178218">
            <text:p>-0.0124071782</text:p>
          </table:table-cell>
          <table:table-cell office:value-type="float" office:value="-0.00944700962669338">
            <text:p>-0.0094470096</text:p>
          </table:table-cell>
          <table:table-cell office:value-type="float" office:value="0.951664275572912">
            <text:p>0.9516642756</text:p>
          </table:table-cell>
          <table:table-cell office:value-type="float" office:value="0.956876594857428">
            <text:p>0.9568765949</text:p>
          </table:table-cell>
          <table:table-cell office:value-type="float" office:value="0.967110388448711">
            <text:p>0.9671103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1732">
            <text:p>11732</text:p>
          </table:table-cell>
          <table:table-cell office:value-type="float" office:value="15885">
            <text:p>15885</text:p>
          </table:table-cell>
          <table:table-cell office:value-type="float" office:value="22444">
            <text:p>22444</text:p>
          </table:table-cell>
          <table:table-cell office:value-type="float" office:value="-81.75">
            <text:p>-81.75</text:p>
          </table:table-cell>
          <table:table-cell office:value-type="float" office:value="-144">
            <text:p>-144</text:p>
          </table:table-cell>
          <table:table-cell office:value-type="float" office:value="-451.125">
            <text:p>-451.125</text:p>
          </table:table-cell>
          <table:table-cell office:value-type="float" office:value="-0.00696812137742925">
            <text:p>-0.0069681214</text:p>
          </table:table-cell>
          <table:table-cell office:value-type="float" office:value="-0.00906515580736544">
            <text:p>-0.0090651558</text:p>
          </table:table-cell>
          <table:table-cell office:value-type="float" office:value="-0.0201000267332026">
            <text:p>-0.0201000267</text:p>
          </table:table-cell>
          <table:table-cell office:value-type="float" office:value="0.975706742421438">
            <text:p>0.9757067424</text:p>
          </table:table-cell>
          <table:table-cell office:value-type="float" office:value="0.968433021691852">
            <text:p>0.9684330217</text:p>
          </table:table-cell>
          <table:table-cell office:value-type="float" office:value="0.930441768140155">
            <text:p>0.9304417681</text:p>
          </table:table-cell>
          <table:table-cell table:number-columns-repeated="2" office:value-type="float" office:value="0">
            <text:p>0</text:p>
          </table:table-cell>
          <table:table-cell office:value-type="float" office:value="-34.1371420586259">
            <text:p>-34.137142058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636">
            <text:p>11636</text:p>
          </table:table-cell>
          <table:table-cell office:value-type="float" office:value="16435">
            <text:p>16435</text:p>
          </table:table-cell>
          <table:table-cell office:value-type="float" office:value="23544">
            <text:p>23544</text:p>
          </table:table-cell>
          <table:table-cell office:value-type="float" office:value="-109.75">
            <text:p>-109.75</text:p>
          </table:table-cell>
          <table:table-cell office:value-type="float" office:value="-616.375">
            <text:p>-616.375</text:p>
          </table:table-cell>
          <table:table-cell office:value-type="float" office:value="66.25">
            <text:p>66.25</text:p>
          </table:table-cell>
          <table:table-cell office:value-type="float" office:value="-0.00943193537298041">
            <text:p>-0.0094319354</text:p>
          </table:table-cell>
          <table:table-cell office:value-type="float" office:value="-0.0375038028597505">
            <text:p>-0.0375038029</text:p>
          </table:table-cell>
          <table:table-cell office:value-type="float" office:value="0.00281388039415562">
            <text:p>0.0028138804</text:p>
          </table:table-cell>
          <table:table-cell office:value-type="float" office:value="0.967162590548134">
            <text:p>0.9671625905</text:p>
          </table:table-cell>
          <table:table-cell office:value-type="float" office:value="0.871493499039601">
            <text:p>0.871493499</text:p>
          </table:table-cell>
          <table:table-cell office:value-type="float" office:value="1.00986410050837">
            <text:p>1.0098641005</text:p>
          </table:table-cell>
          <table:table-cell office:value-type="float" office:value="0">
            <text:p>0</text:p>
          </table:table-cell>
          <table:table-cell office:value-type="float" office:value="-18.1332690491431">
            <text:p>-18.13326904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1335">
            <text:p>11335</text:p>
          </table:table-cell>
          <table:table-cell office:value-type="float" office:value="16570">
            <text:p>16570</text:p>
          </table:table-cell>
          <table:table-cell office:value-type="float" office:value="23213">
            <text:p>23213</text:p>
          </table:table-cell>
          <table:table-cell office:value-type="float" office:value="-112.25">
            <text:p>-112.25</text:p>
          </table:table-cell>
          <table:table-cell office:value-type="float" office:value="-59.75">
            <text:p>-59.75</text:p>
          </table:table-cell>
          <table:table-cell office:value-type="float" office:value="-116.625">
            <text:p>-116.625</text:p>
          </table:table-cell>
          <table:table-cell office:value-type="float" office:value="-0.00990295544772828">
            <text:p>-0.0099029554</text:p>
          </table:table-cell>
          <table:table-cell office:value-type="float" office:value="-0.00360591430295715">
            <text:p>-0.0036059143</text:p>
          </table:table-cell>
          <table:table-cell office:value-type="float" office:value="-0.00502412441304442">
            <text:p>-0.0050241244</text:p>
          </table:table-cell>
          <table:table-cell office:value-type="float" office:value="0.965531870245086">
            <text:p>0.9655318702</text:p>
          </table:table-cell>
          <table:table-cell office:value-type="float" office:value="0.987404785070852">
            <text:p>0.9874047851</text:p>
          </table:table-cell>
          <table:table-cell office:value-type="float" office:value="0.982465038533535">
            <text:p>0.9824650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1778">
            <text:p>11778</text:p>
          </table:table-cell>
          <table:table-cell office:value-type="float" office:value="15716">
            <text:p>15716</text:p>
          </table:table-cell>
          <table:table-cell office:value-type="float" office:value="21998">
            <text:p>21998</text:p>
          </table:table-cell>
          <table:table-cell office:value-type="float" office:value="-172.75">
            <text:p>-172.75</text:p>
          </table:table-cell>
          <table:table-cell office:value-type="float" office:value="-157.375">
            <text:p>-157.375</text:p>
          </table:table-cell>
          <table:table-cell office:value-type="float" office:value="-179">
            <text:p>-179</text:p>
          </table:table-cell>
          <table:table-cell office:value-type="float" office:value="-0.0146671760910172">
            <text:p>-0.0146671761</text:p>
          </table:table-cell>
          <table:table-cell office:value-type="float" office:value="-0.0100136803257826">
            <text:p>-0.0100136803</text:p>
          </table:table-cell>
          <table:table-cell office:value-type="float" office:value="-0.00813710337303391">
            <text:p>-0.0081371034</text:p>
          </table:table-cell>
          <table:table-cell office:value-type="float" office:value="0.94908653074823">
            <text:p>0.9490865307</text:p>
          </table:table-cell>
          <table:table-cell office:value-type="float" office:value="0.965148655495348">
            <text:p>0.9651486555</text:p>
          </table:table-cell>
          <table:table-cell office:value-type="float" office:value="0.971649914598936">
            <text:p>0.97164991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0071">
            <text:p>10071</text:p>
          </table:table-cell>
          <table:table-cell office:value-type="float" office:value="15018">
            <text:p>15018</text:p>
          </table:table-cell>
          <table:table-cell office:value-type="float" office:value="21884">
            <text:p>21884</text:p>
          </table:table-cell>
          <table:table-cell office:value-type="float" office:value="-763.125">
            <text:p>-763.125</text:p>
          </table:table-cell>
          <table:table-cell office:value-type="float" office:value="-316.625">
            <text:p>-316.625</text:p>
          </table:table-cell>
          <table:table-cell office:value-type="float" office:value="-498.5">
            <text:p>-498.5</text:p>
          </table:table-cell>
          <table:table-cell office:value-type="float" office:value="-0.0757745010425976">
            <text:p>-0.075774501</text:p>
          </table:table-cell>
          <table:table-cell office:value-type="float" office:value="-0.0210830336929019">
            <text:p>-0.0210830337</text:p>
          </table:table-cell>
          <table:table-cell office:value-type="float" office:value="-0.0227791994150978">
            <text:p>-0.0227791994</text:p>
          </table:table-cell>
          <table:table-cell office:value-type="float" office:value="0.746043125367088">
            <text:p>0.7460431254</text:p>
          </table:table-cell>
          <table:table-cell office:value-type="float" office:value="0.927080590921848">
            <text:p>0.9270805909</text:p>
          </table:table-cell>
          <table:table-cell office:value-type="float" office:value="0.921289830222104">
            <text:p>0.9212898302</text:p>
          </table:table-cell>
          <table:table-cell office:value-type="float" office:value="-8.79637436715702">
            <text:p>-8.7963743672</text:p>
          </table:table-cell>
          <table:table-cell office:value-type="float" office:value="-32.529208962437">
            <text:p>-32.5292089624</text:p>
          </table:table-cell>
          <table:table-cell office:value-type="float" office:value="-30.0810480823331">
            <text:p>-30.081048082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8305">
            <text:p>8305</text:p>
          </table:table-cell>
          <table:table-cell office:value-type="float" office:value="14408">
            <text:p>14408</text:p>
          </table:table-cell>
          <table:table-cell office:value-type="float" office:value="23015">
            <text:p>23015</text:p>
          </table:table-cell>
          <table:table-cell office:value-type="float" office:value="-582.5">
            <text:p>-582.5</text:p>
          </table:table-cell>
          <table:table-cell office:value-type="float" office:value="-90.5">
            <text:p>-90.5</text:p>
          </table:table-cell>
          <table:table-cell office:value-type="float" office:value="-795.375">
            <text:p>-795.375</text:p>
          </table:table-cell>
          <table:table-cell office:value-type="float" office:value="-0.0701384708007225">
            <text:p>-0.0701384708</text:p>
          </table:table-cell>
          <table:table-cell office:value-type="float" office:value="-0.00628123264852859">
            <text:p>-0.0062812326</text:p>
          </table:table-cell>
          <table:table-cell office:value-type="float" office:value="-0.0345589832717793">
            <text:p>-0.0345589833</text:p>
          </table:table-cell>
          <table:table-cell office:value-type="float" office:value="0.764157386166548">
            <text:p>0.7641573862</text:p>
          </table:table-cell>
          <table:table-cell office:value-type="float" office:value="0.978093015341976">
            <text:p>0.9780930153</text:p>
          </table:table-cell>
          <table:table-cell office:value-type="float" office:value="0.88138443226534">
            <text:p>0.8813844323</text:p>
          </table:table-cell>
          <table:table-cell office:value-type="float" office:value="-9.53177969526697">
            <text:p>-9.5317796953</text:p>
          </table:table-cell>
          <table:table-cell office:value-type="float" office:value="0">
            <text:p>0</text:p>
          </table:table-cell>
          <table:table-cell office:value-type="float" office:value="-19.7083270265247">
            <text:p>-19.708327026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6642">
            <text:p>6642</text:p>
          </table:table-cell>
          <table:table-cell office:value-type="float" office:value="13526">
            <text:p>13526</text:p>
          </table:table-cell>
          <table:table-cell office:value-type="float" office:value="22744">
            <text:p>22744</text:p>
          </table:table-cell>
          <table:table-cell office:value-type="float" office:value="-409.125">
            <text:p>-409.125</text:p>
          </table:table-cell>
          <table:table-cell office:value-type="float" office:value="-580.5">
            <text:p>-580.5</text:p>
          </table:table-cell>
          <table:table-cell office:value-type="float" office:value="-919.75">
            <text:p>-919.75</text:p>
          </table:table-cell>
          <table:table-cell office:value-type="float" office:value="-0.061596657633243">
            <text:p>-0.0615966576</text:p>
          </table:table-cell>
          <table:table-cell office:value-type="float" office:value="-0.0429173443737986">
            <text:p>-0.0429173444</text:p>
          </table:table-cell>
          <table:table-cell office:value-type="float" office:value="-0.0404392367217728">
            <text:p>-0.0404392367</text:p>
          </table:table-cell>
          <table:table-cell office:value-type="float" office:value="0.79184822881756">
            <text:p>0.7918482288</text:p>
          </table:table-cell>
          <table:table-cell office:value-type="float" office:value="0.853399415649979">
            <text:p>0.8533994156</text:p>
          </table:table-cell>
          <table:table-cell office:value-type="float" office:value="0.861667921932409">
            <text:p>0.8616679219</text:p>
          </table:table-cell>
          <table:table-cell office:value-type="float" office:value="-10.9027542704024">
            <text:p>-10.9027542704</text:p>
          </table:table-cell>
          <table:table-cell office:value-type="float" office:value="-15.8016399443238">
            <text:p>-15.8016399443</text:p>
          </table:table-cell>
          <table:table-cell office:value-type="float" office:value="-16.7915035829795">
            <text:p>-16.79150358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6210">
            <text:p>6210</text:p>
          </table:table-cell>
          <table:table-cell office:value-type="float" office:value="13057">
            <text:p>13057</text:p>
          </table:table-cell>
          <table:table-cell office:value-type="float" office:value="20937">
            <text:p>20937</text:p>
          </table:table-cell>
          <table:table-cell office:value-type="float" office:value="-220.375">
            <text:p>-220.375</text:p>
          </table:table-cell>
          <table:table-cell office:value-type="float" office:value="-1196.75">
            <text:p>-1196.75</text:p>
          </table:table-cell>
          <table:table-cell office:value-type="float" office:value="-222.5">
            <text:p>-222.5</text:p>
          </table:table-cell>
          <table:table-cell office:value-type="float" office:value="-0.0354871175523349">
            <text:p>-0.0354871176</text:p>
          </table:table-cell>
          <table:table-cell office:value-type="float" office:value="-0.0916558168032473">
            <text:p>-0.0916558168</text:p>
          </table:table-cell>
          <table:table-cell office:value-type="float" office:value="-0.0106271194535989">
            <text:p>-0.0106271195</text:p>
          </table:table-cell>
          <table:table-cell office:value-type="float" office:value="0.878263386170687">
            <text:p>0.8782633862</text:p>
          </table:table-cell>
          <table:table-cell office:value-type="float" office:value="0.695670187146221">
            <text:p>0.6956701871</text:p>
          </table:table-cell>
          <table:table-cell office:value-type="float" office:value="0.963026435821451">
            <text:p>0.9630264358</text:p>
          </table:table-cell>
          <table:table-cell office:value-type="float" office:value="-19.1837000929071">
            <text:p>-19.1837000929</text:p>
          </table:table-cell>
          <table:table-cell office:value-type="float" office:value="-7.21037518751189">
            <text:p>-7.210375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6228">
            <text:p>6228</text:p>
          </table:table-cell>
          <table:table-cell office:value-type="float" office:value="12410">
            <text:p>12410</text:p>
          </table:table-cell>
          <table:table-cell office:value-type="float" office:value="21202">
            <text:p>21202</text:p>
          </table:table-cell>
          <table:table-cell office:value-type="float" office:value="-147.375">
            <text:p>-147.375</text:p>
          </table:table-cell>
          <table:table-cell office:value-type="float" office:value="-289.875">
            <text:p>-289.875</text:p>
          </table:table-cell>
          <table:table-cell office:value-type="float" office:value="-490">
            <text:p>-490</text:p>
          </table:table-cell>
          <table:table-cell office:value-type="float" office:value="-0.0236632947976879">
            <text:p>-0.0236632948</text:p>
          </table:table-cell>
          <table:table-cell office:value-type="float" office:value="-0.0233581788879936">
            <text:p>-0.0233581789</text:p>
          </table:table-cell>
          <table:table-cell office:value-type="float" office:value="-0.0231110272615791">
            <text:p>-0.0231110273</text:p>
          </table:table-cell>
          <table:table-cell office:value-type="float" office:value="0.91827597318863">
            <text:p>0.9182759732</text:p>
          </table:table-cell>
          <table:table-cell office:value-type="float" office:value="0.919315758753111">
            <text:p>0.9193157588</text:p>
          </table:table-cell>
          <table:table-cell office:value-type="float" office:value="0.920158278963401">
            <text:p>0.920158279</text:p>
          </table:table-cell>
          <table:table-cell office:value-type="float" office:value="-28.9441255241362">
            <text:p>-28.9441255241</text:p>
          </table:table-cell>
          <table:table-cell office:value-type="float" office:value="-29.3267710194566">
            <text:p>-29.3267710195</text:p>
          </table:table-cell>
          <table:table-cell office:value-type="float" office:value="-29.6441299358995">
            <text:p>-29.644129935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805">
            <text:p>805</text:p>
          </table:table-cell>
          <table:table-cell office:value-type="float" office:value="6715">
            <text:p>6715</text:p>
          </table:table-cell>
          <table:table-cell office:value-type="float" office:value="12132">
            <text:p>12132</text:p>
          </table:table-cell>
          <table:table-cell office:value-type="float" office:value="22112">
            <text:p>22112</text:p>
          </table:table-cell>
          <table:table-cell office:value-type="float" office:value="-83.75">
            <text:p>-83.75</text:p>
          </table:table-cell>
          <table:table-cell office:value-type="float" office:value="-294.375">
            <text:p>-294.375</text:p>
          </table:table-cell>
          <table:table-cell office:value-type="float" office:value="-791.875">
            <text:p>-791.875</text:p>
          </table:table-cell>
          <table:table-cell office:value-type="float" office:value="-0.0124720774385704">
            <text:p>-0.0124720774</text:p>
          </table:table-cell>
          <table:table-cell office:value-type="float" office:value="-0.0242643422354105">
            <text:p>-0.0242643422</text:p>
          </table:table-cell>
          <table:table-cell office:value-type="float" office:value="-0.0358120025325615">
            <text:p>-0.0358120025</text:p>
          </table:table-cell>
          <table:table-cell office:value-type="float" office:value="0.956652612287646">
            <text:p>0.9566526123</text:p>
          </table:table-cell>
          <table:table-cell office:value-type="float" office:value="0.916228768452133">
            <text:p>0.9162287685</text:p>
          </table:table-cell>
          <table:table-cell office:value-type="float" office:value="0.877171690205803">
            <text:p>0.8771716902</text:p>
          </table:table-cell>
          <table:table-cell office:value-type="float" office:value="0">
            <text:p>0</text:p>
          </table:table-cell>
          <table:table-cell office:value-type="float" office:value="-28.2185013159075">
            <text:p>-28.2185013159</text:p>
          </table:table-cell>
          <table:table-cell office:value-type="float" office:value="-19.0064838798107">
            <text:p>-19.006483879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6273">
            <text:p>6273</text:p>
          </table:table-cell>
          <table:table-cell office:value-type="float" office:value="11944">
            <text:p>11944</text:p>
          </table:table-cell>
          <table:table-cell office:value-type="float" office:value="22073">
            <text:p>22073</text:p>
          </table:table-cell>
          <table:table-cell office:value-type="float" office:value="85">
            <text:p>85</text:p>
          </table:table-cell>
          <table:table-cell office:value-type="float" office:value="-726.75">
            <text:p>-726.75</text:p>
          </table:table-cell>
          <table:table-cell office:value-type="float" office:value="-1026.625">
            <text:p>-1026.625</text:p>
          </table:table-cell>
          <table:table-cell office:value-type="float" office:value="0.013550135501355">
            <text:p>0.0135501355</text:p>
          </table:table-cell>
          <table:table-cell office:value-type="float" office:value="-0.0608464501004689">
            <text:p>-0.0608464501</text:p>
          </table:table-cell>
          <table:table-cell office:value-type="float" office:value="-0.0465104426222081">
            <text:p>-0.0465104426</text:p>
          </table:table-cell>
          <table:table-cell office:value-type="float" office:value="1.04778534235207">
            <text:p>1.0477853424</text:p>
          </table:table-cell>
          <table:table-cell office:value-type="float" office:value="0.794293914008424">
            <text:p>0.794293914</text:p>
          </table:table-cell>
          <table:table-cell office:value-type="float" office:value="0.841453364517182">
            <text:p>0.8414533645</text:p>
          </table:table-cell>
          <table:table-cell office:value-type="float" office:value="0">
            <text:p>0</text:p>
          </table:table-cell>
          <table:table-cell office:value-type="float" office:value="-11.0415445095736">
            <text:p>-11.0415445096</text:p>
          </table:table-cell>
          <table:table-cell office:value-type="float" office:value="-14.5537196471236">
            <text:p>-14.553719647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5865">
            <text:p>5865</text:p>
          </table:table-cell>
          <table:table-cell office:value-type="float" office:value="11441">
            <text:p>11441</text:p>
          </table:table-cell>
          <table:table-cell office:value-type="float" office:value="20218">
            <text:p>20218</text:p>
          </table:table-cell>
          <table:table-cell office:value-type="float" office:value="114.75">
            <text:p>114.75</text:p>
          </table:table-cell>
          <table:table-cell office:value-type="float" office:value="-736.25">
            <text:p>-736.25</text:p>
          </table:table-cell>
          <table:table-cell office:value-type="float" office:value="-1131.875">
            <text:p>-1131.875</text:p>
          </table:table-cell>
          <table:table-cell office:value-type="float" office:value="0.0195652173913043">
            <text:p>0.0195652174</text:p>
          </table:table-cell>
          <table:table-cell office:value-type="float" office:value="-0.0643518923171051">
            <text:p>-0.0643518923</text:p>
          </table:table-cell>
          <table:table-cell office:value-type="float" office:value="-0.0559835295281432">
            <text:p>-0.0559835295</text:p>
          </table:table-cell>
          <table:table-cell office:value-type="float" office:value="1.06922854442344">
            <text:p>1.0692285444</text:p>
          </table:table-cell>
          <table:table-cell office:value-type="float" office:value="0.782885062337925">
            <text:p>0.7828850623</text:p>
          </table:table-cell>
          <table:table-cell office:value-type="float" office:value="0.810200591585218">
            <text:p>0.8102005916</text:p>
          </table:table-cell>
          <table:table-cell office:value-type="float" office:value="0">
            <text:p>0</text:p>
          </table:table-cell>
          <table:table-cell office:value-type="float" office:value="-10.4207858008157">
            <text:p>-10.4207858008</text:p>
          </table:table-cell>
          <table:table-cell office:value-type="float" office:value="-12.0313685619833">
            <text:p>-12.03136856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5882">
            <text:p>5882</text:p>
          </table:table-cell>
          <table:table-cell office:value-type="float" office:value="9938">
            <text:p>9938</text:p>
          </table:table-cell>
          <table:table-cell office:value-type="float" office:value="16927">
            <text:p>16927</text:p>
          </table:table-cell>
          <table:table-cell office:value-type="float" office:value="70.125">
            <text:p>70.125</text:p>
          </table:table-cell>
          <table:table-cell office:value-type="float" office:value="-446">
            <text:p>-446</text:p>
          </table:table-cell>
          <table:table-cell office:value-type="float" office:value="-1015.5">
            <text:p>-1015.5</text:p>
          </table:table-cell>
          <table:table-cell office:value-type="float" office:value="0.0119219653179191">
            <text:p>0.0119219653</text:p>
          </table:table-cell>
          <table:table-cell office:value-type="float" office:value="-0.0448782451197424">
            <text:p>-0.0448782451</text:p>
          </table:table-cell>
          <table:table-cell office:value-type="float" office:value="-0.0599929107343298">
            <text:p>-0.0599929107</text:p>
          </table:table-cell>
          <table:table-cell office:value-type="float" office:value="1.04200545979652">
            <text:p>1.0420054598</text:p>
          </table:table-cell>
          <table:table-cell office:value-type="float" office:value="0.846873693575556">
            <text:p>0.8468736936</text:p>
          </table:table-cell>
          <table:table-cell office:value-type="float" office:value="0.797079145133065">
            <text:p>0.7970791451</text:p>
          </table:table-cell>
          <table:table-cell office:value-type="float" office:value="0">
            <text:p>0</text:p>
          </table:table-cell>
          <table:table-cell office:value-type="float" office:value="-15.0958340860258">
            <text:p>-15.095834086</text:p>
          </table:table-cell>
          <table:table-cell office:value-type="float" office:value="-11.2036711539381">
            <text:p>-11.203671153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535">
            <text:p>5535</text:p>
          </table:table-cell>
          <table:table-cell office:value-type="float" office:value="9390">
            <text:p>9390</text:p>
          </table:table-cell>
          <table:table-cell office:value-type="float" office:value="14228">
            <text:p>14228</text:p>
          </table:table-cell>
          <table:table-cell office:value-type="float" office:value="75">
            <text:p>75</text:p>
          </table:table-cell>
          <table:table-cell office:value-type="float" office:value="-48.75">
            <text:p>-48.75</text:p>
          </table:table-cell>
          <table:table-cell office:value-type="float" office:value="-1035">
            <text:p>-1035</text:p>
          </table:table-cell>
          <table:table-cell office:value-type="float" office:value="0.013550135501355">
            <text:p>0.0135501355</text:p>
          </table:table-cell>
          <table:table-cell office:value-type="float" office:value="-0.00519169329073482">
            <text:p>-0.0051916933</text:p>
          </table:table-cell>
          <table:table-cell office:value-type="float" office:value="-0.0727438852965983">
            <text:p>-0.0727438853</text:p>
          </table:table-cell>
          <table:table-cell office:value-type="float" office:value="1.04778534235207">
            <text:p>1.0477853424</text:p>
          </table:table-cell>
          <table:table-cell office:value-type="float" office:value="0.981881902693709">
            <text:p>0.9818819027</text:p>
          </table:table-cell>
          <table:table-cell office:value-type="float" office:value="0.755768080244074">
            <text:p>0.755768080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7766148587165">
            <text:p>-9.177661485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5175">
            <text:p>5175</text:p>
          </table:table-cell>
          <table:table-cell office:value-type="float" office:value="8784">
            <text:p>8784</text:p>
          </table:table-cell>
          <table:table-cell office:value-type="float" office:value="15660">
            <text:p>15660</text:p>
          </table:table-cell>
          <table:table-cell office:value-type="float" office:value="101.25">
            <text:p>101.25</text:p>
          </table:table-cell>
          <table:table-cell office:value-type="float" office:value="-78">
            <text:p>-78</text:p>
          </table:table-cell>
          <table:table-cell office:value-type="float" office:value="-33.75">
            <text:p>-33.75</text:p>
          </table:table-cell>
          <table:table-cell office:value-type="float" office:value="0.0195652173913043">
            <text:p>0.0195652174</text:p>
          </table:table-cell>
          <table:table-cell office:value-type="float" office:value="-0.00887978142076503">
            <text:p>-0.0088797814</text:p>
          </table:table-cell>
          <table:table-cell office:value-type="float" office:value="-0.0021551724137931">
            <text:p>-0.0021551724</text:p>
          </table:table-cell>
          <table:table-cell office:value-type="float" office:value="1.06922854442344">
            <text:p>1.0692285444</text:p>
          </table:table-cell>
          <table:table-cell office:value-type="float" office:value="0.96907531204276">
            <text:p>0.969075312</text:p>
          </table:table-cell>
          <table:table-cell office:value-type="float" office:value="0.992466000297265">
            <text:p>0.99246600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28">
            <text:p>428</text:p>
          </table:table-cell>
          <table:table-cell office:value-type="float" office:value="5190">
            <text:p>5190</text:p>
          </table:table-cell>
          <table:table-cell office:value-type="float" office:value="8996">
            <text:p>8996</text:p>
          </table:table-cell>
          <table:table-cell office:value-type="float" office:value="16830">
            <text:p>16830</text:p>
          </table:table-cell>
          <table:table-cell office:value-type="float" office:value="61.875">
            <text:p>61.875</text:p>
          </table:table-cell>
          <table:table-cell office:value-type="float" office:value="107.25">
            <text:p>107.25</text:p>
          </table:table-cell>
          <table:table-cell office:value-type="float" office:value="60">
            <text:p>60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0.0035650623885918">
            <text:p>0.0035650624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1.01250262931295">
            <text:p>1.0125026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5850">
            <text:p>5850</text:p>
          </table:table-cell>
          <table:table-cell office:value-type="float" office:value="9022">
            <text:p>9022</text:p>
          </table:table-cell>
          <table:table-cell office:value-type="float" office:value="14820">
            <text:p>14820</text:p>
          </table:table-cell>
          <table:table-cell office:value-type="float" office:value="-442">
            <text:p>-442</text:p>
          </table:table-cell>
          <table:table-cell office:value-type="float" office:value="-629.25">
            <text:p>-629.25</text:p>
          </table:table-cell>
          <table:table-cell office:value-type="float" office:value="165">
            <text:p>165</text:p>
          </table:table-cell>
          <table:table-cell office:value-type="float" office:value="-0.0755555555555556">
            <text:p>-0.0755555556</text:p>
          </table:table-cell>
          <table:table-cell office:value-type="float" office:value="-0.0697461760141875">
            <text:p>-0.069746176</text:p>
          </table:table-cell>
          <table:table-cell office:value-type="float" office:value="0.0111336032388664">
            <text:p>0.0111336032</text:p>
          </table:table-cell>
          <table:table-cell office:value-type="float" office:value="0.74674449382716">
            <text:p>0.7467444938</text:p>
          </table:table-cell>
          <table:table-cell office:value-type="float" office:value="0.765422860924804">
            <text:p>0.7654228609</text:p>
          </table:table-cell>
          <table:table-cell office:value-type="float" office:value="1.03921056729335">
            <text:p>1.0392105673</text:p>
          </table:table-cell>
          <table:table-cell office:value-type="float" office:value="-8.82289574029045">
            <text:p>-8.8228957403</text:p>
          </table:table-cell>
          <table:table-cell office:value-type="float" office:value="-9.58738952546166">
            <text:p>-9.5873895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6435">
            <text:p>6435</text:p>
          </table:table-cell>
          <table:table-cell office:value-type="float" office:value="8784">
            <text:p>8784</text:p>
          </table:table-cell>
          <table:table-cell office:value-type="float" office:value="16704">
            <text:p>16704</text:p>
          </table:table-cell>
          <table:table-cell office:value-type="float" office:value="-155">
            <text:p>-155</text:p>
          </table:table-cell>
          <table:table-cell office:value-type="float" office:value="-218.75">
            <text:p>-218.75</text:p>
          </table:table-cell>
          <table:table-cell office:value-type="float" office:value="-287.625">
            <text:p>-287.625</text:p>
          </table:table-cell>
          <table:table-cell office:value-type="float" office:value="-0.0240870240870241">
            <text:p>-0.0240870241</text:p>
          </table:table-cell>
          <table:table-cell office:value-type="float" office:value="-0.024903233151184">
            <text:p>-0.0249032332</text:p>
          </table:table-cell>
          <table:table-cell office:value-type="float" office:value="-0.0172189295977012">
            <text:p>-0.0172189296</text:p>
          </table:table-cell>
          <table:table-cell office:value-type="float" office:value="0.916832577764979">
            <text:p>0.9168325778</text:p>
          </table:table-cell>
          <table:table-cell office:value-type="float" office:value="0.914054219172765">
            <text:p>0.9140542192</text:p>
          </table:table-cell>
          <table:table-cell office:value-type="float" office:value="0.940314869819567">
            <text:p>0.9403148698</text:p>
          </table:table-cell>
          <table:table-cell office:value-type="float" office:value="-28.4288058586537">
            <text:p>-28.4288058587</text:p>
          </table:table-cell>
          <table:table-cell office:value-type="float" office:value="-27.4855918421946">
            <text:p>-27.48559184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5400">
            <text:p>5400</text:p>
          </table:table-cell>
          <table:table-cell office:value-type="float" office:value="8622">
            <text:p>8622</text:p>
          </table:table-cell>
          <table:table-cell office:value-type="float" office:value="17952">
            <text:p>17952</text:p>
          </table:table-cell>
          <table:table-cell office:value-type="float" office:value="-93.75">
            <text:p>-93.75</text:p>
          </table:table-cell>
          <table:table-cell office:value-type="float" office:value="-117">
            <text:p>-117</text:p>
          </table:table-cell>
          <table:table-cell office:value-type="float" office:value="64">
            <text:p>64</text:p>
          </table:table-cell>
          <table:table-cell office:value-type="float" office:value="-0.0173611111111111">
            <text:p>-0.0173611111</text:p>
          </table:table-cell>
          <table:table-cell office:value-type="float" office:value="-0.0135699373695198">
            <text:p>-0.0135699374</text:p>
          </table:table-cell>
          <table:table-cell office:value-type="float" office:value="0.0035650623885918">
            <text:p>0.0035650624</text:p>
          </table:table-cell>
          <table:table-cell office:value-type="float" office:value="0.939826871141975">
            <text:p>0.9398268711</text:p>
          </table:table-cell>
          <table:table-cell office:value-type="float" office:value="0.952866139879098">
            <text:p>0.9528661399</text:p>
          </table:table-cell>
          <table:table-cell office:value-type="float" office:value="1.01250262931295">
            <text:p>1.0125026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5415">
            <text:p>5415</text:p>
          </table:table-cell>
          <table:table-cell office:value-type="float" office:value="8271">
            <text:p>8271</text:p>
          </table:table-cell>
          <table:table-cell office:value-type="float" office:value="15808">
            <text:p>15808</text:p>
          </table:table-cell>
          <table:table-cell office:value-type="float" office:value="-232.5">
            <text:p>-232.5</text:p>
          </table:table-cell>
          <table:table-cell office:value-type="float" office:value="-81">
            <text:p>-81</text:p>
          </table:table-cell>
          <table:table-cell office:value-type="float" office:value="176">
            <text:p>176</text:p>
          </table:table-cell>
          <table:table-cell office:value-type="float" office:value="-0.0429362880886427">
            <text:p>-0.0429362881</text:p>
          </table:table-cell>
          <table:table-cell office:value-type="float" office:value="-0.00979325353645267">
            <text:p>-0.0097932535</text:p>
          </table:table-cell>
          <table:table-cell office:value-type="float" office:value="0.0111336032388664">
            <text:p>0.0111336032</text:p>
          </table:table-cell>
          <table:table-cell office:value-type="float" office:value="0.853336300366019">
            <text:p>0.8533363004</text:p>
          </table:table-cell>
          <table:table-cell office:value-type="float" office:value="0.965911591939481">
            <text:p>0.9659115919</text:p>
          </table:table-cell>
          <table:table-cell office:value-type="float" office:value="1.03921056729335">
            <text:p>1.0392105673</text:p>
          </table:table-cell>
          <table:table-cell office:value-type="float" office:value="-15.7945130069856">
            <text:p>-15.7945130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369">
            <text:p>369</text:p>
          </table:table-cell>
          <table:table-cell office:value-type="float" office:value="5850">
            <text:p>5850</text:p>
          </table:table-cell>
          <table:table-cell office:value-type="float" office:value="8050">
            <text:p>8050</text:p>
          </table:table-cell>
          <table:table-cell office:value-type="float" office:value="13728">
            <text:p>13728</text:p>
          </table:table-cell>
          <table:table-cell office:value-type="float" office:value="-187.5">
            <text:p>-187.5</text:p>
          </table:table-cell>
          <table:table-cell office:value-type="float" office:value="-203">
            <text:p>-203</text:p>
          </table:table-cell>
          <table:table-cell office:value-type="float" office:value="28">
            <text:p>28</text:p>
          </table:table-cell>
          <table:table-cell office:value-type="float" office:value="-0.032051282051282">
            <text:p>-0.0320512821</text:p>
          </table:table-cell>
          <table:table-cell office:value-type="float" office:value="-0.0252173913043478">
            <text:p>-0.0252173913</text:p>
          </table:table-cell>
          <table:table-cell office:value-type="float" office:value="0.00203962703962704">
            <text:p>0.002039627</text:p>
          </table:table-cell>
          <table:table-cell office:value-type="float" office:value="0.889833990795529">
            <text:p>0.8898339908</text:p>
          </table:table-cell>
          <table:table-cell office:value-type="float" office:value="0.912985527410208">
            <text:p>0.9129855274</text:p>
          </table:table-cell>
          <table:table-cell office:value-type="float" office:value="1.00714684839248">
            <text:p>1.0071468484</text:p>
          </table:table-cell>
          <table:table-cell office:value-type="float" office:value="-21.2777368030794">
            <text:p>-21.2777368031</text:p>
          </table:table-cell>
          <table:table-cell office:value-type="float" office:value="-27.1388220846386">
            <text:p>-27.1388220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5160">
            <text:p>5160</text:p>
          </table:table-cell>
          <table:table-cell office:value-type="float" office:value="8280">
            <text:p>8280</text:p>
          </table:table-cell>
          <table:table-cell office:value-type="float" office:value="13830">
            <text:p>13830</text:p>
          </table:table-cell>
          <table:table-cell office:value-type="float" office:value="-170.625">
            <text:p>-170.625</text:p>
          </table:table-cell>
          <table:table-cell office:value-type="float" office:value="-144.375">
            <text:p>-144.375</text:p>
          </table:table-cell>
          <table:table-cell office:value-type="float" office:value="-318.75">
            <text:p>-318.75</text:p>
          </table:table-cell>
          <table:table-cell office:value-type="float" office:value="-0.0330668604651163">
            <text:p>-0.0330668605</text:p>
          </table:table-cell>
          <table:table-cell office:value-type="float" office:value="-0.0174365942028986">
            <text:p>-0.0174365942</text:p>
          </table:table-cell>
          <table:table-cell office:value-type="float" office:value="-0.0230477223427332">
            <text:p>-0.0230477223</text:p>
          </table:table-cell>
          <table:table-cell office:value-type="float" office:value="0.886409086203691">
            <text:p>0.8864090862</text:p>
          </table:table-cell>
          <table:table-cell office:value-type="float" office:value="0.939567828531952">
            <text:p>0.9395678285</text:p>
          </table:table-cell>
          <table:table-cell office:value-type="float" office:value="0.920374118910602">
            <text:p>0.9203741189</text:p>
          </table:table-cell>
          <table:table-cell office:value-type="float" office:value="-20.6134735970022">
            <text:p>-20.613473597</text:p>
          </table:table-cell>
          <table:table-cell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4350">
            <text:p>4350</text:p>
          </table:table-cell>
          <table:table-cell office:value-type="float" office:value="7860">
            <text:p>7860</text:p>
          </table:table-cell>
          <table:table-cell office:value-type="float" office:value="14160">
            <text:p>14160</text:p>
          </table:table-cell>
          <table:table-cell office:value-type="float" office:value="-338.75">
            <text:p>-338.75</text:p>
          </table:table-cell>
          <table:table-cell office:value-type="float" office:value="-121.5">
            <text:p>-121.5</text:p>
          </table:table-cell>
          <table:table-cell office:value-type="float" office:value="-262.5">
            <text:p>-262.5</text:p>
          </table:table-cell>
          <table:table-cell office:value-type="float" office:value="-0.0778735632183908">
            <text:p>-0.0778735632</text:p>
          </table:table-cell>
          <table:table-cell office:value-type="float" office:value="-0.0154580152671756">
            <text:p>-0.0154580153</text:p>
          </table:table-cell>
          <table:table-cell office:value-type="float" office:value="-0.0185381355932203">
            <text:p>-0.0185381356</text:p>
          </table:table-cell>
          <table:table-cell office:value-type="float" office:value="0.739328540758356">
            <text:p>0.7393285408</text:p>
          </table:table-cell>
          <table:table-cell office:value-type="float" office:value="0.946365289027446">
            <text:p>0.946365289</text:p>
          </table:table-cell>
          <table:table-cell office:value-type="float" office:value="0.935790103867423">
            <text:p>0.9357901039</text:p>
          </table:table-cell>
          <table:table-cell office:value-type="float" office:value="-8.54967455078921">
            <text:p>-8.54967455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4860">
            <text:p>4860</text:p>
          </table:table-cell>
          <table:table-cell office:value-type="float" office:value="7920">
            <text:p>7920</text:p>
          </table:table-cell>
          <table:table-cell office:value-type="float" office:value="13110">
            <text:p>13110</text:p>
          </table:table-cell>
          <table:table-cell office:value-type="float" office:value="-305.375">
            <text:p>-305.375</text:p>
          </table:table-cell>
          <table:table-cell office:value-type="float" office:value="-153">
            <text:p>-153</text:p>
          </table:table-cell>
          <table:table-cell office:value-type="float" office:value="-138.75">
            <text:p>-138.75</text:p>
          </table:table-cell>
          <table:table-cell office:value-type="float" office:value="-0.0628343621399177">
            <text:p>-0.0628343621</text:p>
          </table:table-cell>
          <table:table-cell office:value-type="float" office:value="-0.0193181818181818">
            <text:p>-0.0193181818</text:p>
          </table:table-cell>
          <table:table-cell office:value-type="float" office:value="-0.01058352402746">
            <text:p>-0.010583524</text:p>
          </table:table-cell>
          <table:table-cell office:value-type="float" office:value="0.787818120358727">
            <text:p>0.7878181204</text:p>
          </table:table-cell>
          <table:table-cell office:value-type="float" office:value="0.933117820247934">
            <text:p>0.9331178202</text:p>
          </table:table-cell>
          <table:table-cell office:value-type="float" office:value="0.963177207426336">
            <text:p>0.9631772074</text:p>
          </table:table-cell>
          <table:table-cell office:value-type="float" office:value="-10.6810176693768">
            <text:p>-10.68101766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5715">
            <text:p>5715</text:p>
          </table:table-cell>
          <table:table-cell office:value-type="float" office:value="8092">
            <text:p>8092</text:p>
          </table:table-cell>
          <table:table-cell office:value-type="float" office:value="14752">
            <text:p>14752</text:p>
          </table:table-cell>
          <table:table-cell office:value-type="float" office:value="-228.5">
            <text:p>-228.5</text:p>
          </table:table-cell>
          <table:table-cell office:value-type="float" office:value="-36.75">
            <text:p>-36.75</text:p>
          </table:table-cell>
          <table:table-cell office:value-type="float" office:value="-340">
            <text:p>-340</text:p>
          </table:table-cell>
          <table:table-cell office:value-type="float" office:value="-0.0399825021872266">
            <text:p>-0.0399825022</text:p>
          </table:table-cell>
          <table:table-cell office:value-type="float" office:value="-0.00454152249134948">
            <text:p>-0.0045415225</text:p>
          </table:table-cell>
          <table:table-cell office:value-type="float" office:value="-0.0230477223427332">
            <text:p>-0.0230477223</text:p>
          </table:table-cell>
          <table:table-cell office:value-type="float" office:value="0.863194499287764">
            <text:p>0.8631944993</text:p>
          </table:table-cell>
          <table:table-cell office:value-type="float" office:value="0.984145097116294">
            <text:p>0.9841450971</text:p>
          </table:table-cell>
          <table:table-cell office:value-type="float" office:value="0.920374118910602">
            <text:p>0.9203741189</text:p>
          </table:table-cell>
          <table:table-cell office:value-type="float" office:value="-16.9873327382514">
            <text:p>-16.9873327383</text:p>
          </table:table-cell>
          <table:table-cell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5160">
            <text:p>5160</text:p>
          </table:table-cell>
          <table:table-cell office:value-type="float" office:value="7664">
            <text:p>7664</text:p>
          </table:table-cell>
          <table:table-cell office:value-type="float" office:value="15104">
            <text:p>15104</text:p>
          </table:table-cell>
          <table:table-cell office:value-type="float" office:value="-170.625">
            <text:p>-170.625</text:p>
          </table:table-cell>
          <table:table-cell office:value-type="float" office:value="-104">
            <text:p>-104</text:p>
          </table:table-cell>
          <table:table-cell office:value-type="float" office:value="-280">
            <text:p>-280</text:p>
          </table:table-cell>
          <table:table-cell office:value-type="float" office:value="-0.0330668604651163">
            <text:p>-0.0330668605</text:p>
          </table:table-cell>
          <table:table-cell office:value-type="float" office:value="-0.0135699373695198">
            <text:p>-0.0135699374</text:p>
          </table:table-cell>
          <table:table-cell office:value-type="float" office:value="-0.0185381355932203">
            <text:p>-0.0185381356</text:p>
          </table:table-cell>
          <table:table-cell office:value-type="float" office:value="0.886409086203691">
            <text:p>0.8864090862</text:p>
          </table:table-cell>
          <table:table-cell office:value-type="float" office:value="0.952866139879098">
            <text:p>0.9528661399</text:p>
          </table:table-cell>
          <table:table-cell office:value-type="float" office:value="0.935790103867423">
            <text:p>0.9357901039</text:p>
          </table:table-cell>
          <table:table-cell office:value-type="float" office:value="-20.6134735970022">
            <text:p>-20.6134735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4350">
            <text:p>4350</text:p>
          </table:table-cell>
          <table:table-cell office:value-type="float" office:value="6786">
            <text:p>6786</text:p>
          </table:table-cell>
          <table:table-cell office:value-type="float" office:value="13984">
            <text:p>13984</text:p>
          </table:table-cell>
          <table:table-cell office:value-type="float" office:value="-69.5">
            <text:p>-69.5</text:p>
          </table:table-cell>
          <table:table-cell office:value-type="float" office:value="28.375">
            <text:p>28.375</text:p>
          </table:table-cell>
          <table:table-cell office:value-type="float" office:value="-148">
            <text:p>-148</text:p>
          </table:table-cell>
          <table:table-cell office:value-type="float" office:value="-0.0159770114942529">
            <text:p>-0.0159770115</text:p>
          </table:table-cell>
          <table:table-cell office:value-type="float" office:value="0.00418140288829944">
            <text:p>0.0041814029</text:p>
          </table:table-cell>
          <table:table-cell office:value-type="float" office:value="-0.01058352402746">
            <text:p>-0.010583524</text:p>
          </table:table-cell>
          <table:table-cell office:value-type="float" office:value="0.944580778966838">
            <text:p>0.944580779</text:p>
          </table:table-cell>
          <table:table-cell office:value-type="float" office:value="1.01466917900407">
            <text:p>1.014669179</text:p>
          </table:table-cell>
          <table:table-cell office:value-type="float" office:value="0.963177207426336">
            <text:p>0.96317720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4112">
            <text:p>4112</text:p>
          </table:table-cell>
          <table:table-cell office:value-type="float" office:value="6968">
            <text:p>6968</text:p>
          </table:table-cell>
          <table:table-cell office:value-type="float" office:value="12608">
            <text:p>12608</text:p>
          </table:table-cell>
          <table:table-cell office:value-type="float" office:value="-279.625">
            <text:p>-279.625</text:p>
          </table:table-cell>
          <table:table-cell office:value-type="float" office:value="-47">
            <text:p>-47</text:p>
          </table:table-cell>
          <table:table-cell office:value-type="float" office:value="-36">
            <text:p>-36</text:p>
          </table:table-cell>
          <table:table-cell office:value-type="float" office:value="-0.0680021887159533">
            <text:p>-0.0680021887</text:p>
          </table:table-cell>
          <table:table-cell office:value-type="float" office:value="-0.0067451205510907">
            <text:p>-0.0067451206</text:p>
          </table:table-cell>
          <table:table-cell office:value-type="float" office:value="-0.00285532994923858">
            <text:p>-0.0028553299</text:p>
          </table:table-cell>
          <table:table-cell office:value-type="float" office:value="0.771055962927677">
            <text:p>0.7710559629</text:p>
          </table:table-cell>
          <table:table-cell office:value-type="float" office:value="0.97648125150763">
            <text:p>0.9764812515</text:p>
          </table:table-cell>
          <table:table-cell office:value-type="float" office:value="0.990022324879538">
            <text:p>0.9900223249</text:p>
          </table:table-cell>
          <table:table-cell office:value-type="float" office:value="-9.84237165733007">
            <text:p>-9.84237165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60">
            <text:p>360</text:p>
          </table:table-cell>
          <table:table-cell office:value-type="float" office:value="4082">
            <text:p>4082</text:p>
          </table:table-cell>
          <table:table-cell office:value-type="float" office:value="6858">
            <text:p>6858</text:p>
          </table:table-cell>
          <table:table-cell office:value-type="float" office:value="11430">
            <text:p>11430</text:p>
          </table:table-cell>
          <table:table-cell office:value-type="float" office:value="-470.5">
            <text:p>-470.5</text:p>
          </table:table-cell>
          <table:table-cell office:value-type="float" office:value="-490.25">
            <text:p>-490.25</text:p>
          </table:table-cell>
          <table:table-cell office:value-type="float" office:value="-817.125">
            <text:p>-817.125</text:p>
          </table:table-cell>
          <table:table-cell office:value-type="float" office:value="-0.115262126408623">
            <text:p>-0.1152621264</text:p>
          </table:table-cell>
          <table:table-cell office:value-type="float" office:value="-0.0714858559346748">
            <text:p>-0.0714858559</text:p>
          </table:table-cell>
          <table:table-cell office:value-type="float" office:value="-0.071489501312336">
            <text:p>-0.0714895013</text:p>
          </table:table-cell>
          <table:table-cell office:value-type="float" office:value="0.622621858826924">
            <text:p>0.6226218588</text:p>
          </table:table-cell>
          <table:table-cell office:value-type="float" office:value="0.759815550322116">
            <text:p>0.7598155503</text:p>
          </table:table-cell>
          <table:table-cell office:value-type="float" office:value="0.759803813050682">
            <text:p>0.7598038131</text:p>
          </table:table-cell>
          <table:table-cell office:value-type="float" office:value="-5.66001387907709">
            <text:p>-5.6600138791</text:p>
          </table:table-cell>
          <table:table-cell office:value-type="float" office:value="-9.34542686647869">
            <text:p>-9.3454268665</text:p>
          </table:table-cell>
          <table:table-cell office:value-type="float" office:value="-9.34493220886952">
            <text:p>-9.344932208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4350">
            <text:p>4350</text:p>
          </table:table-cell>
          <table:table-cell office:value-type="float" office:value="6979">
            <text:p>6979</text:p>
          </table:table-cell>
          <table:table-cell office:value-type="float" office:value="11100">
            <text:p>11100</text:p>
          </table:table-cell>
          <table:table-cell office:value-type="float" office:value="-328.375">
            <text:p>-328.375</text:p>
          </table:table-cell>
          <table:table-cell office:value-type="float" office:value="-631.25">
            <text:p>-631.25</text:p>
          </table:table-cell>
          <table:table-cell office:value-type="float" office:value="-594.375">
            <text:p>-594.375</text:p>
          </table:table-cell>
          <table:table-cell office:value-type="float" office:value="-0.0754885057471264">
            <text:p>-0.0754885057</text:p>
          </table:table-cell>
          <table:table-cell office:value-type="float" office:value="-0.0904499211921479">
            <text:p>-0.0904499212</text:p>
          </table:table-cell>
          <table:table-cell office:value-type="float" office:value="-0.0535472972972973">
            <text:p>-0.0535472973</text:p>
          </table:table-cell>
          <table:table-cell office:value-type="float" office:value="0.746959318304928">
            <text:p>0.7469593183</text:p>
          </table:table-cell>
          <table:table-cell office:value-type="float" office:value="0.699460404785067">
            <text:p>0.6994604048</text:p>
          </table:table-cell>
          <table:table-cell office:value-type="float" office:value="0.818204393033236">
            <text:p>0.818204393</text:p>
          </table:table-cell>
          <table:table-cell office:value-type="float" office:value="-8.83104839269378">
            <text:p>-8.8310483927</text:p>
          </table:table-cell>
          <table:table-cell office:value-type="float" office:value="-7.31127648837167">
            <text:p>-7.3112764884</text:p>
          </table:table-cell>
          <table:table-cell office:value-type="float" office:value="-12.5948259270531">
            <text:p>-12.594825927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90">
            <text:p>390</text:p>
          </table:table-cell>
          <table:table-cell office:value-type="float" office:value="4819">
            <text:p>4819</text:p>
          </table:table-cell>
          <table:table-cell office:value-type="float" office:value="7776">
            <text:p>7776</text:p>
          </table:table-cell>
          <table:table-cell office:value-type="float" office:value="13049">
            <text:p>13049</text:p>
          </table:table-cell>
          <table:table-cell office:value-type="float" office:value="-335.125">
            <text:p>-335.125</text:p>
          </table:table-cell>
          <table:table-cell office:value-type="float" office:value="-579.25">
            <text:p>-579.25</text:p>
          </table:table-cell>
          <table:table-cell office:value-type="float" office:value="-515.875">
            <text:p>-515.875</text:p>
          </table:table-cell>
          <table:table-cell office:value-type="float" office:value="-0.0695424361900809">
            <text:p>-0.0695424362</text:p>
          </table:table-cell>
          <table:table-cell office:value-type="float" office:value="-0.0744920267489712">
            <text:p>-0.0744920267</text:p>
          </table:table-cell>
          <table:table-cell office:value-type="float" office:value="-0.0395336807418193">
            <text:p>-0.0395336807</text:p>
          </table:table-cell>
          <table:table-cell office:value-type="float" office:value="0.76608032817997">
            <text:p>0.7660803282</text:p>
          </table:table-cell>
          <table:table-cell office:value-type="float" office:value="0.750154067994973">
            <text:p>0.750154068</text:p>
          </table:table-cell>
          <table:table-cell office:value-type="float" office:value="0.864695424753105">
            <text:p>0.8646954248</text:p>
          </table:table-cell>
          <table:table-cell office:value-type="float" office:value="-9.61651812970505">
            <text:p>-9.6165181297</text:p>
          </table:table-cell>
          <table:table-cell office:value-type="float" office:value="-8.9539401859631">
            <text:p>-8.953940186</text:p>
          </table:table-cell>
          <table:table-cell office:value-type="float" office:value="-17.1841763867327">
            <text:p>-17.184176386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461">
            <text:p>461</text:p>
          </table:table-cell>
          <table:table-cell office:value-type="float" office:value="2623">
            <text:p>2623</text:p>
          </table:table-cell>
          <table:table-cell office:value-type="float" office:value="4816">
            <text:p>4816</text:p>
          </table:table-cell>
          <table:table-cell office:value-type="float" office:value="12192">
            <text:p>12192</text:p>
          </table:table-cell>
          <table:table-cell office:value-type="float" office:value="-277.375">
            <text:p>-277.375</text:p>
          </table:table-cell>
          <table:table-cell office:value-type="float" office:value="-445.25">
            <text:p>-445.25</text:p>
          </table:table-cell>
          <table:table-cell office:value-type="float" office:value="-482.25">
            <text:p>-482.25</text:p>
          </table:table-cell>
          <table:table-cell office:value-type="float" office:value="-0.105747235989325">
            <text:p>-0.105747236</text:p>
          </table:table-cell>
          <table:table-cell office:value-type="float" office:value="-0.0924522425249169">
            <text:p>-0.0924522425</text:p>
          </table:table-cell>
          <table:table-cell office:value-type="float" office:value="-0.039554625984252">
            <text:p>-0.039554626</text:p>
          </table:table-cell>
          <table:table-cell office:value-type="float" office:value="0.651802330759351">
            <text:p>0.6518023308</text:p>
          </table:table-cell>
          <table:table-cell office:value-type="float" office:value="0.693170088772647">
            <text:p>0.6931700888</text:p>
          </table:table-cell>
          <table:table-cell office:value-type="float" office:value="0.864625363191156">
            <text:p>0.8646253632</text:p>
          </table:table-cell>
          <table:table-cell office:value-type="float" office:value="-6.20172644006692">
            <text:p>-6.2017264401</text:p>
          </table:table-cell>
          <table:table-cell office:value-type="float" office:value="-7.14517771831246">
            <text:p>-7.1451777183</text:p>
          </table:table-cell>
          <table:table-cell office:value-type="float" office:value="-17.1748908880139">
            <text:p>-17.17489088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1951">
            <text:p>1951</text:p>
          </table:table-cell>
          <table:table-cell office:value-type="float" office:value="3583">
            <text:p>3583</text:p>
          </table:table-cell>
          <table:table-cell office:value-type="float" office:value="11840">
            <text:p>11840</text:p>
          </table:table-cell>
          <table:table-cell office:value-type="float" office:value="-312.714285714286">
            <text:p>-312.7142857143</text:p>
          </table:table-cell>
          <table:table-cell office:value-type="float" office:value="-574.428571428571">
            <text:p>-574.4285714286</text:p>
          </table:table-cell>
          <table:table-cell office:value-type="float" office:value="-322.571428571429">
            <text:p>-322.5714285714</text:p>
          </table:table-cell>
          <table:table-cell office:value-type="float" office:value="-0.160284103390203">
            <text:p>-0.1602841034</text:p>
          </table:table-cell>
          <table:table-cell office:value-type="float" office:value="-0.160320561381125">
            <text:p>-0.1603205614</text:p>
          </table:table-cell>
          <table:table-cell office:value-type="float" office:value="-0.0272442084942085">
            <text:p>-0.0272442085</text:p>
          </table:table-cell>
          <table:table-cell office:value-type="float" office:value="0.489359985981509">
            <text:p>0.489359986</text:p>
          </table:table-cell>
          <table:table-cell office:value-type="float" office:value="0.489255292673118">
            <text:p>0.4892552927</text:p>
          </table:table-cell>
          <table:table-cell office:value-type="float" office:value="0.906100074187363">
            <text:p>0.9061000742</text:p>
          </table:table-cell>
          <table:table-cell office:value-type="float" office:value="-3.9678320644806">
            <text:p>-3.9678320645</text:p>
          </table:table-cell>
          <table:table-cell office:value-type="float" office:value="-3.96684614155917">
            <text:p>-3.9668461416</text:p>
          </table:table-cell>
          <table:table-cell office:value-type="float" office:value="-25.0938319379854">
            <text:p>-25.09383193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1640">
            <text:p>1640</text:p>
          </table:table-cell>
          <table:table-cell office:value-type="float" office:value="3660">
            <text:p>366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-1073.4">
            <text:p>-1073.4</text:p>
          </table:table-cell>
          <table:table-cell office:value-type="float" office:value="-88.3333333333333">
            <text:p>-88.3333333333</text:p>
          </table:table-cell>
          <table:table-cell office:value-type="float" office:value="0">
            <text:p>0</text:p>
          </table:table-cell>
          <table:table-cell office:value-type="float" office:value="-0.29327868852459">
            <text:p>-0.2932786885</text:p>
          </table:table-cell>
          <table:table-cell office:value-type="float" office:value="-0.00929824561403509">
            <text:p>-0.0092982456</text:p>
          </table:table-cell>
          <table:table-cell office:value-type="float" office:value="0.46">
            <text:p>0.46</text:p>
          </table:table-cell>
          <table:table-cell office:value-type="float" office:value="0.142108872883633">
            <text:p>0.1421088729</text:p>
          </table:table-cell>
          <table:table-cell office:value-type="float" office:value="0.967625596799015">
            <text:p>0.9676255968</text:p>
          </table:table-cell>
          <table:table-cell office:value-type="float" office:value="0">
            <text:p>0</text:p>
          </table:table-cell>
          <table:table-cell office:value-type="float" office:value="-1.99685822251156">
            <text:p>-1.9968582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1378">
            <text:p>1378</text:p>
          </table:table-cell>
          <table:table-cell office:value-type="float" office:value="3007">
            <text:p>3007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-1393.5">
            <text:p>-1393.5</text:p>
          </table:table-cell>
          <table:table-cell office:value-type="float" office:value="-323.6">
            <text:p>-323.6</text:p>
          </table:table-cell>
          <table:table-cell office:value-type="float" office:value="0">
            <text:p>0</text:p>
          </table:table-cell>
          <table:table-cell office:value-type="float" office:value="-0.463418689723977">
            <text:p>-0.4634186897</text:p>
          </table:table-cell>
          <table:table-cell office:value-type="float" office:value="-0.0414552908019472">
            <text:p>-0.0414552908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0.858274822818714">
            <text:p>0.8582748228</text:p>
          </table:table-cell>
          <table:table-cell office:value-type="float" office:value="0">
            <text:p>0</text:p>
          </table:table-cell>
          <table:table-cell office:value-type="float" office:value="-1.11342296058193">
            <text:p>-1.1134229606</text:p>
          </table:table-cell>
          <table:table-cell office:value-type="float" office:value="-16.3713359236152">
            <text:p>-16.371335923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1158">
            <text:p>1158</text:p>
          </table:table-cell>
          <table:table-cell office:value-type="float" office:value="2703">
            <text:p>2703</text:p>
          </table:table-cell>
          <table:table-cell office:value-type="float" office:value="8750">
            <text:p>8750</text:p>
          </table:table-cell>
          <table:table-cell office:value-type="float" office:value="0">
            <text:p>0</text:p>
          </table:table-cell>
          <table:table-cell office:value-type="float" office:value="-260.75">
            <text:p>-260.75</text:p>
          </table:table-cell>
          <table:table-cell office:value-type="float" office:value="-860.5">
            <text:p>-860.5</text:p>
          </table:table-cell>
          <table:table-cell office:value-type="float" office:value="0">
            <text:p>0</text:p>
          </table:table-cell>
          <table:table-cell office:value-type="float" office:value="-0.0964668886422494">
            <text:p>-0.0964668886</text:p>
          </table:table-cell>
          <table:table-cell office:value-type="float" office:value="-0.0983428571428571">
            <text:p>-0.0983428571</text:p>
          </table:table-cell>
          <table:table-cell office:value-type="float" office:value="0.46">
            <text:p>0.46</text:p>
          </table:table-cell>
          <table:table-cell office:value-type="float" office:value="0.680605376536587">
            <text:p>0.6806053765</text:p>
          </table:table-cell>
          <table:table-cell office:value-type="float" office:value="0.6747557824">
            <text:p>0.6747557824</text:p>
          </table:table-cell>
          <table:table-cell office:value-type="float" office:value="0">
            <text:p>0</text:p>
          </table:table-cell>
          <table:table-cell office:value-type="float" office:value="-6.8329056558087">
            <text:p>-6.8329056558</text:p>
          </table:table-cell>
          <table:table-cell office:value-type="float" office:value="-6.69571961079912">
            <text:p>-6.695719610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290">
            <text:p>290</text:p>
          </table:table-cell>
          <table:table-cell office:value-type="float" office:value="890">
            <text:p>890</text:p>
          </table:table-cell>
          <table:table-cell office:value-type="float" office:value="2203">
            <text:p>2203</text:p>
          </table:table-cell>
          <table:table-cell office:value-type="float" office:value="8326">
            <text:p>8326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39">
            <text:p>0.39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float" office:value="1746">
            <text:p>1746</text:p>
          </table:table-cell>
          <table:table-cell office:value-type="float" office:value="7922">
            <text:p>7922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0">
            <text:p>100</text:p>
          </table:table-cell>
          <table:table-cell office:value-type="float" office:value="5117">
            <text:p>5117</text:p>
          </table:table-cell>
          <table:table-cell office:value-type="float" office:value="19419">
            <text:p>19419</text:p>
          </table:table-cell>
          <table:table-cell office:value-type="float" office:value="11.2675">
            <text:p>11.267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81">
            <text:p>381</text:p>
          </table:table-cell>
          <table:table-cell office:value-type="float" office:value="469">
            <text:p>469</text:p>
          </table:table-cell>
          <table:table-cell office:value-type="float" office:value="1376">
            <text:p>1376</text:p>
          </table:table-cell>
          <table:table-cell office:value-type="float" office:value="7538">
            <text:p>7538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38">
            <text:p>0.38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95">
            <text:p>95</text:p>
          </table:table-cell>
          <table:table-cell office:value-type="float" office:value="5057">
            <text:p>5057</text:p>
          </table:table-cell>
          <table:table-cell office:value-type="float" office:value="17884">
            <text:p>17884</text:p>
          </table:table-cell>
          <table:table-cell office:value-type="float" office:value="10.99">
            <text:p>10.99</text:p>
          </table:table-cell>
          <table:table-cell table:number-columns-repeated="3"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540">
            <text:p>540</text:p>
          </table:table-cell>
          <table:table-cell office:value-type="float" office:value="370">
            <text:p>370</text:p>
          </table:table-cell>
          <table:table-cell office:value-type="float" office:value="340">
            <text:p>340</text:p>
          </table:table-cell>
          <table:table-cell office:value-type="float" office:value="1148">
            <text:p>1148</text:p>
          </table:table-cell>
          <table:table-cell office:value-type="float" office:value="7173">
            <text:p>7173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0.83">
            <text:p>0.83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float" office:value="16.3">
            <text:p>16.3</text:p>
          </table:table-cell>
          <table:table-cell office:value-type="float" office:value="21.5">
            <text:p>21.5</text:p>
          </table:table-cell>
          <table:table-cell office:value-type="float" office:value="11629">
            <text:p>11629</text:p>
          </table:table-cell>
          <table:table-cell office:value-type="float" office:value="12429">
            <text:p>12429</text:p>
          </table:table-cell>
          <table:table-cell office:value-type="float" office:value="12479">
            <text:p>124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3:26.27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951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484">
                <text:p>1848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486">
                <text:p>1848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462">
                <text:p>1946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1464">
                <text:p>2146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770">
                <text:p>13770</text:p>
              </table:table-cell>
              <table:table-cell office:value-type="float" office:value="23064">
                <text:p>2306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528">
                <text:p>14528</text:p>
              </table:table-cell>
              <table:table-cell office:value-type="float" office:value="24561">
                <text:p>2456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5490">
                <text:p>15490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6236">
                <text:p>16236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822">
                <text:p>10822</text:p>
              </table:table-cell>
              <table:table-cell office:value-type="float" office:value="17084">
                <text:p>17084</text:p>
              </table:table-cell>
              <table:table-cell office:value-type="float" office:value="28453">
                <text:p>2845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593">
                <text:p>10593</text:p>
              </table:table-cell>
              <table:table-cell office:value-type="float" office:value="18094">
                <text:p>18094</text:p>
              </table:table-cell>
              <table:table-cell office:value-type="float" office:value="29785">
                <text:p>297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250">
                <text:p>11250</text:p>
              </table:table-cell>
              <table:table-cell office:value-type="float" office:value="19026">
                <text:p>19026</text:p>
              </table:table-cell>
              <table:table-cell office:value-type="float" office:value="31411">
                <text:p>3141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550">
                <text:p>12550</text:p>
              </table:table-cell>
              <table:table-cell office:value-type="float" office:value="20238">
                <text:p>20238</text:p>
              </table:table-cell>
              <table:table-cell office:value-type="float" office:value="31926">
                <text:p>3192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534">
                <text:p>13534</text:p>
              </table:table-cell>
              <table:table-cell office:value-type="float" office:value="21188">
                <text:p>21188</text:p>
              </table:table-cell>
              <table:table-cell office:value-type="float" office:value="30426">
                <text:p>3042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321">
                <text:p>14321</text:p>
              </table:table-cell>
              <table:table-cell office:value-type="float" office:value="21560">
                <text:p>21560</text:p>
              </table:table-cell>
              <table:table-cell office:value-type="float" office:value="29725">
                <text:p>2972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251">
                <text:p>15251</text:p>
              </table:table-cell>
              <table:table-cell office:value-type="float" office:value="20724">
                <text:p>20724</text:p>
              </table:table-cell>
              <table:table-cell office:value-type="float" office:value="31247">
                <text:p>3124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068">
                <text:p>16068</text:p>
              </table:table-cell>
              <table:table-cell office:value-type="float" office:value="20554">
                <text:p>20554</text:p>
              </table:table-cell>
              <table:table-cell office:value-type="float" office:value="31988">
                <text:p>3198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1188">
                <text:p>21188</text:p>
              </table:table-cell>
              <table:table-cell office:value-type="float" office:value="30426">
                <text:p>3042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990">
                <text:p>16990</text:p>
              </table:table-cell>
              <table:table-cell office:value-type="float" office:value="22122">
                <text:p>22122</text:p>
              </table:table-cell>
              <table:table-cell office:value-type="float" office:value="29965">
                <text:p>2996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152">
                <text:p>23152</text:p>
              </table:table-cell>
              <table:table-cell office:value-type="float" office:value="31614">
                <text:p>3161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962">
                <text:p>15962</text:p>
              </table:table-cell>
              <table:table-cell office:value-type="float" office:value="23742">
                <text:p>23742</text:p>
              </table:table-cell>
              <table:table-cell office:value-type="float" office:value="32141">
                <text:p>3214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330">
                <text:p>15330</text:p>
              </table:table-cell>
              <table:table-cell office:value-type="float" office:value="21719">
                <text:p>21719</text:p>
              </table:table-cell>
              <table:table-cell office:value-type="float" office:value="30357">
                <text:p>3035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000">
                <text:p>16000</text:p>
              </table:table-cell>
              <table:table-cell office:value-type="float" office:value="21416">
                <text:p>21416</text:p>
              </table:table-cell>
              <table:table-cell office:value-type="float" office:value="29805">
                <text:p>2980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652">
                <text:p>15652</text:p>
              </table:table-cell>
              <table:table-cell office:value-type="float" office:value="21255">
                <text:p>21255</text:p>
              </table:table-cell>
              <table:table-cell office:value-type="float" office:value="31639">
                <text:p>3163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172">
                <text:p>15172</text:p>
              </table:table-cell>
              <table:table-cell office:value-type="float" office:value="21720">
                <text:p>21720</text:p>
              </table:table-cell>
              <table:table-cell office:value-type="float" office:value="32015">
                <text:p>3201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330">
                <text:p>15330</text:p>
              </table:table-cell>
              <table:table-cell office:value-type="float" office:value="21052">
                <text:p>21052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000">
                <text:p>16000</text:p>
              </table:table-cell>
              <table:table-cell office:value-type="float" office:value="21268">
                <text:p>21268</text:p>
              </table:table-cell>
              <table:table-cell office:value-type="float" office:value="33295">
                <text:p>3329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60">
                <text:p>15860</text:p>
              </table:table-cell>
              <table:table-cell office:value-type="float" office:value="22416">
                <text:p>22416</text:p>
              </table:table-cell>
              <table:table-cell office:value-type="float" office:value="35493">
                <text:p>3549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028">
                <text:p>16028</text:p>
              </table:table-cell>
              <table:table-cell office:value-type="float" office:value="22662">
                <text:p>22662</text:p>
              </table:table-cell>
              <table:table-cell office:value-type="float" office:value="35432">
                <text:p>3543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616">
                <text:p>21616</text:p>
              </table:table-cell>
              <table:table-cell office:value-type="float" office:value="34256">
                <text:p>3425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037">
                <text:p>23037</text:p>
              </table:table-cell>
              <table:table-cell office:value-type="float" office:value="32343">
                <text:p>3234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0615">
                <text:p>20615</text:p>
              </table:table-cell>
              <table:table-cell office:value-type="float" office:value="34221">
                <text:p>3422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2">
                <text:p>14622</text:p>
              </table:table-cell>
              <table:table-cell office:value-type="float" office:value="20643">
                <text:p>20643</text:p>
              </table:table-cell>
              <table:table-cell office:value-type="float" office:value="34984">
                <text:p>3498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000">
                <text:p>13000</text:p>
              </table:table-cell>
              <table:table-cell office:value-type="float" office:value="21048">
                <text:p>21048</text:p>
              </table:table-cell>
              <table:table-cell office:value-type="float" office:value="33946">
                <text:p>339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20923">
                <text:p>20923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329">
                <text:p>20329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460">
                <text:p>13460</text:p>
              </table:table-cell>
              <table:table-cell office:value-type="float" office:value="19731">
                <text:p>19731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14">
                <text:p>12714</text:p>
              </table:table-cell>
              <table:table-cell office:value-type="float" office:value="19190">
                <text:p>19190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5">
                <text:p>11705</text:p>
              </table:table-cell>
              <table:table-cell office:value-type="float" office:value="18134">
                <text:p>18134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17836">
                <text:p>17836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210">
                <text:p>17210</text:p>
              </table:table-cell>
              <table:table-cell office:value-type="float" office:value="24868">
                <text:p>2486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235">
                <text:p>12235</text:p>
              </table:table-cell>
              <table:table-cell office:value-type="float" office:value="16168">
                <text:p>16168</text:p>
              </table:table-cell>
              <table:table-cell office:value-type="float" office:value="22605">
                <text:p>2260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705">
                <text:p>15705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70">
                <text:p>11570</text:p>
              </table:table-cell>
              <table:table-cell office:value-type="float" office:value="15540">
                <text:p>15540</text:p>
              </table:table-cell>
              <table:table-cell office:value-type="float" office:value="24097">
                <text:p>2409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115">
                <text:p>12115</text:p>
              </table:table-cell>
              <table:table-cell office:value-type="float" office:value="16160">
                <text:p>16160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32">
                <text:p>11732</text:p>
              </table:table-cell>
              <table:table-cell office:value-type="float" office:value="15885">
                <text:p>15885</text:p>
              </table:table-cell>
              <table:table-cell office:value-type="float" office:value="22444">
                <text:p>2244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636">
                <text:p>11636</text:p>
              </table:table-cell>
              <table:table-cell office:value-type="float" office:value="16435">
                <text:p>16435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570">
                <text:p>16570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778">
                <text:p>11778</text:p>
              </table:table-cell>
              <table:table-cell office:value-type="float" office:value="15716">
                <text:p>15716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071">
                <text:p>10071</text:p>
              </table:table-cell>
              <table:table-cell office:value-type="float" office:value="15018">
                <text:p>15018</text:p>
              </table:table-cell>
              <table:table-cell office:value-type="float" office:value="21884">
                <text:p>2188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8305">
                <text:p>8305</text:p>
              </table:table-cell>
              <table:table-cell office:value-type="float" office:value="14408">
                <text:p>14408</text:p>
              </table:table-cell>
              <table:table-cell office:value-type="float" office:value="23015">
                <text:p>2301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6642">
                <text:p>6642</text:p>
              </table:table-cell>
              <table:table-cell office:value-type="float" office:value="13526">
                <text:p>13526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6210">
                <text:p>6210</text:p>
              </table:table-cell>
              <table:table-cell office:value-type="float" office:value="13057">
                <text:p>13057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228">
                <text:p>6228</text:p>
              </table:table-cell>
              <table:table-cell office:value-type="float" office:value="12410">
                <text:p>12410</text:p>
              </table:table-cell>
              <table:table-cell office:value-type="float" office:value="21202">
                <text:p>2120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715">
                <text:p>6715</text:p>
              </table:table-cell>
              <table:table-cell office:value-type="float" office:value="12132">
                <text:p>12132</text:p>
              </table:table-cell>
              <table:table-cell office:value-type="float" office:value="22112">
                <text:p>2211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6273">
                <text:p>6273</text:p>
              </table:table-cell>
              <table:table-cell office:value-type="float" office:value="11944">
                <text:p>11944</text:p>
              </table:table-cell>
              <table:table-cell office:value-type="float" office:value="22073">
                <text:p>2207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865">
                <text:p>5865</text:p>
              </table:table-cell>
              <table:table-cell office:value-type="float" office:value="11441">
                <text:p>11441</text:p>
              </table:table-cell>
              <table:table-cell office:value-type="float" office:value="20218">
                <text:p>2021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882">
                <text:p>5882</text:p>
              </table:table-cell>
              <table:table-cell office:value-type="float" office:value="9938">
                <text:p>9938</text:p>
              </table:table-cell>
              <table:table-cell office:value-type="float" office:value="16927">
                <text:p>1692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535">
                <text:p>5535</text:p>
              </table:table-cell>
              <table:table-cell office:value-type="float" office:value="9390">
                <text:p>9390</text:p>
              </table:table-cell>
              <table:table-cell office:value-type="float" office:value="14228">
                <text:p>1422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175">
                <text:p>5175</text:p>
              </table:table-cell>
              <table:table-cell office:value-type="float" office:value="8784">
                <text:p>8784</text:p>
              </table:table-cell>
              <table:table-cell office:value-type="float" office:value="15660">
                <text:p>1566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190">
                <text:p>5190</text:p>
              </table:table-cell>
              <table:table-cell office:value-type="float" office:value="8996">
                <text:p>8996</text:p>
              </table:table-cell>
              <table:table-cell office:value-type="float" office:value="16830">
                <text:p>16830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850">
                <text:p>5850</text:p>
              </table:table-cell>
              <table:table-cell office:value-type="float" office:value="9022">
                <text:p>9022</text:p>
              </table:table-cell>
              <table:table-cell office:value-type="float" office:value="14820">
                <text:p>14820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435">
                <text:p>6435</text:p>
              </table:table-cell>
              <table:table-cell office:value-type="float" office:value="8784">
                <text:p>8784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400">
                <text:p>5400</text:p>
              </table:table-cell>
              <table:table-cell office:value-type="float" office:value="8622">
                <text:p>8622</text:p>
              </table:table-cell>
              <table:table-cell office:value-type="float" office:value="17952">
                <text:p>1795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415">
                <text:p>5415</text:p>
              </table:table-cell>
              <table:table-cell office:value-type="float" office:value="8271">
                <text:p>8271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850">
                <text:p>5850</text:p>
              </table:table-cell>
              <table:table-cell office:value-type="float" office:value="8050">
                <text:p>8050</text:p>
              </table:table-cell>
              <table:table-cell office:value-type="float" office:value="13728">
                <text:p>1372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160">
                <text:p>5160</text:p>
              </table:table-cell>
              <table:table-cell office:value-type="float" office:value="8280">
                <text:p>8280</text:p>
              </table:table-cell>
              <table:table-cell office:value-type="float" office:value="13830">
                <text:p>13830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350">
                <text:p>4350</text:p>
              </table:table-cell>
              <table:table-cell office:value-type="float" office:value="7860">
                <text:p>7860</text:p>
              </table:table-cell>
              <table:table-cell office:value-type="float" office:value="14160">
                <text:p>14160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4860">
                <text:p>4860</text:p>
              </table:table-cell>
              <table:table-cell office:value-type="float" office:value="7920">
                <text:p>7920</text:p>
              </table:table-cell>
              <table:table-cell office:value-type="float" office:value="13110">
                <text:p>131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715">
                <text:p>5715</text:p>
              </table:table-cell>
              <table:table-cell office:value-type="float" office:value="8092">
                <text:p>8092</text:p>
              </table:table-cell>
              <table:table-cell office:value-type="float" office:value="14752">
                <text:p>1475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160">
                <text:p>5160</text:p>
              </table:table-cell>
              <table:table-cell office:value-type="float" office:value="7664">
                <text:p>7664</text:p>
              </table:table-cell>
              <table:table-cell office:value-type="float" office:value="15104">
                <text:p>1510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350">
                <text:p>4350</text:p>
              </table:table-cell>
              <table:table-cell office:value-type="float" office:value="6786">
                <text:p>6786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112">
                <text:p>4112</text:p>
              </table:table-cell>
              <table:table-cell office:value-type="float" office:value="6968">
                <text:p>6968</text:p>
              </table:table-cell>
              <table:table-cell office:value-type="float" office:value="12608">
                <text:p>1260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082">
                <text:p>4082</text:p>
              </table:table-cell>
              <table:table-cell office:value-type="float" office:value="6858">
                <text:p>6858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350">
                <text:p>4350</text:p>
              </table:table-cell>
              <table:table-cell office:value-type="float" office:value="6979">
                <text:p>6979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819">
                <text:p>4819</text:p>
              </table:table-cell>
              <table:table-cell office:value-type="float" office:value="7776">
                <text:p>7776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2623">
                <text:p>2623</text:p>
              </table:table-cell>
              <table:table-cell office:value-type="float" office:value="4816">
                <text:p>4816</text:p>
              </table:table-cell>
              <table:table-cell office:value-type="float" office:value="12192">
                <text:p>1219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951">
                <text:p>1951</text:p>
              </table:table-cell>
              <table:table-cell office:value-type="float" office:value="3583">
                <text:p>3583</text:p>
              </table:table-cell>
              <table:table-cell office:value-type="float" office:value="11840">
                <text:p>1184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640">
                <text:p>1640</text:p>
              </table:table-cell>
              <table:table-cell office:value-type="float" office:value="3660">
                <text:p>3660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378">
                <text:p>1378</text:p>
              </table:table-cell>
              <table:table-cell office:value-type="float" office:value="3007">
                <text:p>3007</text:p>
              </table:table-cell>
              <table:table-cell office:value-type="float" office:value="7806">
                <text:p>780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158">
                <text:p>1158</text:p>
              </table:table-cell>
              <table:table-cell office:value-type="float" office:value="2703">
                <text:p>2703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90">
                <text:p>890</text:p>
              </table:table-cell>
              <table:table-cell office:value-type="float" office:value="2203">
                <text:p>2203</text:p>
              </table:table-cell>
              <table:table-cell office:value-type="float" office:value="8326">
                <text:p>832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646">
                <text:p>646</text:p>
              </table:table-cell>
              <table:table-cell office:value-type="float" office:value="1746">
                <text:p>1746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69">
                <text:p>469</text:p>
              </table:table-cell>
              <table:table-cell office:value-type="float" office:value="1376">
                <text:p>1376</text:p>
              </table:table-cell>
              <table:table-cell office:value-type="float" office:value="7538">
                <text:p>753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40">
                <text:p>340</text:p>
              </table:table-cell>
              <table:table-cell office:value-type="float" office:value="1148">
                <text:p>1148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cm" svg:y="1.404cm" svg:width="30.89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1.2675">
                <text:p>11.267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8cm" svg:y="1.352cm" svg:width="31.35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061156167436">
                <text:p>1.0706115616743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5100546737706">
                <text:p>1.151005467377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431795923431">
                <text:p>1.1443179592343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039554942334">
                <text:p>1.2103955494233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882879248821">
                <text:p>1.2188287924882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119220756741">
                <text:p>1.1711922075674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989845170957">
                <text:p>1.199898451709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2376829594287">
                <text:p>1.2237682959428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22040364945">
                <text:p>1.202204036494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275749779448">
                <text:p>1.1727574977944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443209964417">
                <text:p>1.1144320996441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616712616219">
                <text:p>0.9961671261621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7974021375819">
                <text:p>0.99797402137581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813478437031">
                <text:p>1.181347843703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1443209964417">
                <text:p>1.1144320996441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6921694562677">
                <text:p>1.0692169456267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2045622557797">
                <text:p>1.0204562255779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2791185804711">
                <text:p>1.0279118580471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804381930023">
                <text:p>1.0280438193002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375383030538">
                <text:p>1.0437538303053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412930128912">
                <text:p>1.0441293012891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2970941823187">
                <text:p>1.0297094182318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5359105521727">
                <text:p>1.0535910552172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4937501661406">
                <text:p>0.98493750166140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88739357130965">
                <text:p>0.98873935713096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0065645407275">
                <text:p>1.0006564540727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225804955544">
                <text:p>1.0622580495554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7520941030855">
                <text:p>0.84752094103085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788777963570957">
                <text:p>0.78877796357095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5121396638181">
                <text:p>0.96512139663818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200235882494">
                <text:p>1.0720023588249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2763723202316">
                <text:p>0.86276372320231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1465910944509">
                <text:p>0.81146591094450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6961024639801">
                <text:p>0.96696102463980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142126165052">
                <text:p>0.9114212616505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7782128111414">
                <text:p>0.83778212811141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248723103539">
                <text:p>0.97624872310353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9064446996395">
                <text:p>0.96906444699639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9107581100143">
                <text:p>0.78910758110014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830055227708">
                <text:p>0.96383005522770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27494120302735">
                <text:p>0.92749412030273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6876594857428">
                <text:p>0.95687659485742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68433021691852">
                <text:p>0.96843302169185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71493499039601">
                <text:p>0.87149349903960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7404785070852">
                <text:p>0.98740478507085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65148655495348">
                <text:p>0.96514865549534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27080590921848">
                <text:p>0.92708059092184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8093015341976">
                <text:p>0.97809301534197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853399415649979">
                <text:p>0.85339941564997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695670187146221">
                <text:p>0.6956701871462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9315758753111">
                <text:p>0.91931575875311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28768452133">
                <text:p>0.91622876845213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794293914008424">
                <text:p>0.79429391400842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782885062337925">
                <text:p>0.78288506233792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46873693575556">
                <text:p>0.84687369357555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81881902693709">
                <text:p>0.98188190269370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907531204276">
                <text:p>0.9690753120427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765422860924804">
                <text:p>0.76542286092480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14054219172765">
                <text:p>0.91405421917276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52866139879098">
                <text:p>0.95286613987909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5911591939481">
                <text:p>0.96591159193948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12985527410208">
                <text:p>0.91298552741020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39567828531952">
                <text:p>0.93956782853195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46365289027446">
                <text:p>0.94636528902744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33117820247934">
                <text:p>0.93311782024793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84145097116294">
                <text:p>0.9841450971162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2866139879098">
                <text:p>0.95286613987909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1466917900407">
                <text:p>1.0146691790040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7648125150763">
                <text:p>0.9764812515076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759815550322116">
                <text:p>0.75981555032211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699460404785067">
                <text:p>0.69946040478506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750154067994973">
                <text:p>0.75015406799497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693170088772647">
                <text:p>0.69317008877264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489255292673118">
                <text:p>0.4892552926731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142108872883633">
                <text:p>0.14210887288363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680605376536587">
                <text:p>0.68060537653658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9419">
                <text:p>194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